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AC00010773000154A2FC270F85.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ahoma1" svg:font-family="Tahoma"/>
    <style:font-face style:name="Trebuchet MS" svg:font-family="'Trebuchet MS'"/>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2" svg:font-family="Tahoma" style:font-family-generic="swiss" style:font-pitch="variable"/>
    <style:font-face style:name="Trebuchet MS1"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style:font-name="Trebuchet MS1" style:font-size-complex="10pt"/>
    </style:style>
    <style:style style:name="P2" style:family="paragraph" style:parent-style-name="Header">
      <style:paragraph-properties fo:line-height="150%"/>
      <style:text-properties style:font-name="Times New Roman" fo:font-size="10pt" style:font-size-asian="10pt"/>
    </style:style>
    <style:style style:name="P3" style:family="paragraph" style:parent-style-name="Header">
      <style:paragraph-properties fo:line-height="150%"/>
      <style:text-properties style:font-name="Times New Roman" fo:font-size="10pt" fo:font-weight="normal" style:font-size-asian="10pt" style:font-weight-asian="normal" style:font-weight-complex="normal"/>
    </style:style>
    <style:style style:name="P4" style:family="paragraph" style:parent-style-name="Header">
      <style:paragraph-properties fo:text-align="center" style:justify-single-word="false"/>
      <style:text-properties style:font-name="Verdana" fo:font-size="96pt" fo:text-shadow="1pt 1pt" style:font-size-asian="96pt" style:font-name-complex="Tahoma2" style:font-size-complex="96pt"/>
    </style:style>
    <style:style style:name="P5" style:family="paragraph" style:parent-style-name="Header">
      <style:text-properties style:font-name="Trebuchet MS1" fo:font-size="10pt" style:font-size-asian="10pt"/>
    </style:style>
    <style:style style:name="P6" style:family="paragraph" style:parent-style-name="Header">
      <style:paragraph-properties fo:line-height="150%"/>
      <style:text-properties style:font-name="Trebuchet MS1" fo:font-size="10pt" style:font-size-asian="10pt" style:font-name-complex="Tahoma2"/>
    </style:style>
    <style:style style:name="P7" style:family="paragraph" style:parent-style-name="Header">
      <style:text-properties fo:font-size="8pt" style:font-size-asian="8pt"/>
    </style:style>
    <style:style style:name="P8" style:family="paragraph" style:parent-style-name="Header" style:master-page-name="Convert_20_1">
      <style:paragraph-properties fo:line-height="150%" style:page-number="auto"/>
      <style:text-properties style:font-name="Trebuchet MS1" fo:font-size="10pt" style:font-size-asian="10pt" style:font-name-complex="Tahoma2"/>
    </style:style>
    <style:style style:name="P9" style:family="paragraph" style:parent-style-name="Heading_20_1">
      <style:paragraph-properties fo:margin-left="2in" fo:margin-right="0in" fo:text-align="justify" style:justify-single-word="false" fo:text-indent="0in" style:auto-text-indent="false">
        <style:tab-stops>
          <style:tab-stop style:position="0in"/>
          <style:tab-stop style:position="6.5in"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Footer">
      <style:paragraph-properties fo:text-align="center" style:justify-single-word="false"/>
    </style:style>
    <style:style style:name="P12" style:family="paragraph" style:parent-style-name="Footer">
      <style:paragraph-properties fo:text-align="center" style:justify-single-word="false"/>
      <style:text-properties style:font-name="Trebuchet MS1" fo:font-size="6pt" fo:font-style="italic" style:font-size-asian="6pt" style:font-style-asian="italic" style:font-style-complex="italic"/>
    </style:style>
    <style:style style:name="P13" style:family="paragraph" style:parent-style-name="Footer">
      <style:paragraph-properties fo:text-align="center" style:justify-single-word="false"/>
      <style:text-properties fo:color="#ff0000" style:font-name="Trebuchet MS1" fo:font-size="6pt" fo:font-style="italic" style:font-size-asian="6pt" style:font-style-asian="italic" style:font-style-complex="italic"/>
    </style:style>
    <style:style style:name="P14" style:family="paragraph" style:parent-style-name="Footer">
      <style:text-properties fo:font-size="8pt" style:font-size-asian="8pt"/>
    </style:style>
    <style:style style:name="P15" style:family="paragraph" style:parent-style-name="Contents_20_1">
      <style:paragraph-properties>
        <style:tab-stops>
          <style:tab-stop style:position="2in"/>
          <style:tab-stop style:position="5.5in" style:type="right" style:leader-style="dotted" style:leader-text="."/>
        </style:tab-stops>
      </style:paragraph-properties>
    </style:style>
    <style:style style:name="P16" style:family="paragraph" style:parent-style-name="Contents_20_1">
      <style:paragraph-properties>
        <style:tab-stops>
          <style:tab-stop style:position="2in"/>
          <style:tab-stop style:position="6.5in" style:type="right" style:leader-style="dotted" style:leader-text="."/>
        </style:tab-stops>
      </style:paragraph-properties>
    </style:style>
    <style:style style:name="P17" style:family="paragraph" style:parent-style-name="Heading_20_2">
      <style:paragraph-properties fo:break-before="page"/>
    </style:style>
    <style:style style:name="P18" style:family="paragraph" style:parent-style-name="Heading_20_2">
      <style:paragraph-properties fo:margin-left="0in" fo:margin-right="0in" fo:text-indent="0in" style:auto-text-indent="false" fo:break-before="page"/>
      <style:text-properties style:font-name="Trebuchet MS1" style:font-name-complex="Courier New" style:font-size-complex="10pt"/>
    </style:style>
    <style:style style:name="P19" style:family="paragraph" style:parent-style-name="Text_20_body_20_indent">
      <style:paragraph-properties fo:text-align="justify" style:justify-single-word="false"/>
    </style:style>
    <style:style style:name="P20" style:family="paragraph" style:parent-style-name="Text_20_body_20_indent" style:list-style-name="WW8Num17">
      <style:paragraph-properties fo:text-align="justify" style:justify-single-word="false"/>
    </style:style>
    <style:style style:name="P21" style:family="paragraph" style:parent-style-name="Text_20_body_20_indent">
      <style:paragraph-properties fo:text-align="justify" style:justify-single-word="false"/>
      <style:text-properties style:font-name="Trebuchet MS1"/>
    </style:style>
    <style:style style:name="P22" style:family="paragraph" style:parent-style-name="Text_20_body_20_indent" style:list-style-name="WW8Num22">
      <style:paragraph-properties fo:text-align="justify" style:justify-single-word="false"/>
      <style:text-properties style:font-name="Trebuchet MS1"/>
    </style:style>
    <style:style style:name="P23" style:family="paragraph" style:parent-style-name="Text_20_body_20_indent">
      <style:paragraph-properties fo:text-align="justify" style:justify-single-word="false"/>
      <style:text-properties style:font-name="Trebuchet MS1" style:font-size-complex="10pt"/>
    </style:style>
    <style:style style:name="P24" style:family="paragraph" style:parent-style-name="Text_20_body_20_indent">
      <style:paragraph-properties fo:text-align="justify" style:justify-single-word="false"/>
      <style:text-properties style:font-name="Trebuchet MS1" style:font-name-complex="Courier New" style:font-size-complex="10pt"/>
    </style:style>
    <style:style style:name="P25" style:family="paragraph" style:parent-style-name="Text_20_body_20_indent">
      <style:paragraph-properties fo:text-align="justify" style:justify-single-word="false"/>
      <style:text-properties style:font-name="Trebuchet MS1" fo:font-style="italic" style:font-style-asian="italic" style:font-style-complex="italic"/>
    </style:style>
    <style:style style:name="P26" style:family="paragraph" style:parent-style-name="Text_20_body_20_indent">
      <style:paragraph-properties fo:text-align="justify" style:justify-single-word="false"/>
      <style:text-properties style:font-name="Trebuchet MS1" fo:font-weight="bold" style:font-weight-asian="bold" style:font-weight-complex="bold"/>
    </style:style>
    <style:style style:name="P27" style:family="paragraph" style:parent-style-name="Text_20_body_20_indent">
      <style:paragraph-properties fo:text-align="justify" style:justify-single-word="false"/>
      <style:text-properties style:font-name="Courier New" style:font-name-complex="Courier New"/>
    </style:style>
    <style:style style:name="P28" style:family="paragraph" style:parent-style-name="Text_20_body_20_indent">
      <style:paragraph-properties fo:text-align="justify" style:justify-single-word="false"/>
      <style:text-properties style:font-name="Courier New1"/>
    </style:style>
    <style:style style:name="P29" style:family="paragraph" style:parent-style-name="Text_20_body_20_indent">
      <style:paragraph-properties fo:text-align="justify" style:justify-single-word="false"/>
      <style:text-properties style:font-name="Courier New1" fo:font-size="8pt" style:font-size-asian="8pt" style:font-size-complex="8pt"/>
    </style:style>
    <style:style style:name="P30" style:family="paragraph" style:parent-style-name="Text_20_body_20_indent">
      <style:paragraph-properties fo:text-align="justify" style:justify-single-word="false"/>
      <style:text-properties style:font-name="Courier New1" style:font-name-complex="Courier New" style:font-size-complex="10pt"/>
    </style:style>
    <style:style style:name="P31" style:family="paragraph" style:parent-style-name="Text_20_body_20_indent">
      <style:paragraph-properties fo:text-align="justify" style:justify-single-word="false"/>
      <style:text-properties fo:font-size="12pt" fo:font-weight="bold" style:font-size-asian="12pt" style:font-weight-asian="bold" style:font-size-complex="12pt" style:font-weight-complex="bold"/>
    </style:style>
    <style:style style:name="P32" style:family="paragraph" style:parent-style-name="Text_20_body_20_indent">
      <style:paragraph-properties fo:margin-left="2.25in" fo:margin-right="0in" fo:text-align="justify" style:justify-single-word="false" fo:text-indent="0in" style:auto-text-indent="false"/>
      <style:text-properties style:font-name="Trebuchet MS1"/>
    </style:style>
    <style:style style:name="P33" style:family="paragraph" style:parent-style-name="Text_20_body_20_indent">
      <style:paragraph-properties fo:margin-left="0in" fo:margin-right="0in" fo:text-align="justify" style:justify-single-word="false" fo:text-indent="0in" style:auto-text-indent="false"/>
      <style:text-properties style:font-name="Trebuchet MS1"/>
    </style:style>
    <style:style style:name="P34" style:family="paragraph" style:parent-style-name="Text_20_body_20_indent">
      <style:paragraph-properties fo:margin-left="2.5in" fo:margin-right="0in" fo:text-align="justify" style:justify-single-word="false" fo:text-indent="0in" style:auto-text-indent="false"/>
    </style:style>
    <style:style style:name="P35" style:family="paragraph" style:parent-style-name="Text_20_body_20_indent">
      <style:paragraph-properties fo:margin-left="2.5in" fo:margin-right="0in" fo:text-align="justify" style:justify-single-word="false" fo:text-indent="0in" style:auto-text-indent="false"/>
      <style:text-properties fo:color="#ff0000" style:font-name="Courier New" style:font-name-complex="Courier New"/>
    </style:style>
    <style:style style:name="P36" style:family="paragraph" style:parent-style-name="Text_20_body_20_indent">
      <style:paragraph-properties fo:margin-left="2.5in" fo:margin-right="0in" fo:text-align="justify" style:justify-single-word="false" fo:text-indent="0in" style:auto-text-indent="false"/>
      <style:text-properties style:font-name="Trebuchet MS1"/>
    </style:style>
    <style:style style:name="P37" style:family="paragraph" style:parent-style-name="Text_20_body_20_indent">
      <style:paragraph-properties fo:margin-left="2.3126in" fo:margin-right="0in" fo:text-align="justify" style:justify-single-word="false" fo:text-indent="0in" style:auto-text-indent="false"/>
    </style:style>
    <style:style style:name="P38" style:family="paragraph" style:parent-style-name="Text_20_body_20_indent">
      <style:paragraph-properties fo:margin-left="2.3126in" fo:margin-right="0in" fo:text-align="justify" style:justify-single-word="false" fo:text-indent="0in" style:auto-text-indent="false">
        <style:tab-stops>
          <style:tab-stop style:position="1.4917in" style:type="char" style:char="."/>
          <style:tab-stop style:position="1.7161in"/>
          <style:tab-stop style:position="2in"/>
          <style:tab-stop style:position="2.5in"/>
          <style:tab-stop style:position="2.7201in"/>
          <style:tab-stop style:position="3.2161in"/>
        </style:tab-stops>
      </style:paragraph-properties>
    </style:style>
    <style:style style:name="P39" style:family="paragraph" style:parent-style-name="Text_20_body_20_indent">
      <style:paragraph-properties fo:margin-left="2.3126in" fo:margin-right="0in" fo:text-align="justify" style:justify-single-word="false" fo:text-indent="0in" style:auto-text-indent="false"/>
      <style:text-properties style:font-name="Trebuchet MS1"/>
    </style:style>
    <style:style style:name="P40" style:family="paragraph" style:parent-style-name="Text_20_body_20_indent">
      <style:paragraph-properties fo:margin-left="1.5in" fo:margin-right="0in" fo:text-indent="0in" style:auto-text-indent="false">
        <style:tab-stops>
          <style:tab-stop style:position="1.5in"/>
          <style:tab-stop style:position="1.7161in"/>
          <style:tab-stop style:position="2.7201in"/>
          <style:tab-stop style:position="3.2161in"/>
        </style:tab-stops>
      </style:paragraph-properties>
    </style:style>
    <style:style style:name="P41" style:family="paragraph" style:parent-style-name="Text_20_body_20_indent">
      <style:paragraph-properties fo:margin-left="1.5in" fo:margin-right="0in" fo:text-indent="0in" style:auto-text-indent="false">
        <style:tab-stops>
          <style:tab-stop style:position="1.5in"/>
          <style:tab-stop style:position="1.7161in"/>
          <style:tab-stop style:position="2.7201in"/>
          <style:tab-stop style:position="3.2161in"/>
        </style:tab-stops>
      </style:paragraph-properties>
      <style:text-properties style:font-name="Courier New" style:font-name-complex="Courier New"/>
    </style:style>
    <style:style style:name="P42" style:family="paragraph" style:parent-style-name="Text_20_body_20_indent">
      <style:paragraph-properties fo:margin-left="1.5in" fo:margin-right="0in" fo:text-align="justify" style:justify-single-word="false" fo:text-indent="0in" style:auto-text-indent="false">
        <style:tab-stops>
          <style:tab-stop style:position="1.5in"/>
          <style:tab-stop style:position="1.7161in"/>
          <style:tab-stop style:position="2.7201in"/>
          <style:tab-stop style:position="3.2161in"/>
        </style:tab-stops>
      </style:paragraph-properties>
    </style:style>
    <style:style style:name="P43" style:family="paragraph" style:parent-style-name="Text_20_body_20_indent">
      <style:paragraph-properties fo:margin-left="2in" fo:margin-right="-0.0626in" fo:text-indent="-0.75in" style:auto-text-indent="false"/>
    </style:style>
    <style:style style:name="P44" style:family="paragraph" style:parent-style-name="Text_20_body_20_indent">
      <style:paragraph-properties fo:margin-left="2in" fo:margin-right="-0.0626in" fo:text-indent="-0.75in" style:auto-text-indent="false"/>
      <style:text-properties style:font-name="Courier New" fo:font-size="8pt" style:font-size-asian="8pt" style:font-size-complex="8pt"/>
    </style:style>
    <style:style style:name="P45" style:family="paragraph" style:parent-style-name="Text_20_body_20_indent">
      <style:paragraph-properties fo:margin-left="2in" fo:margin-right="-0.0626in" fo:text-indent="-0.75in" style:auto-text-indent="false" fo:break-before="page"/>
      <style:text-properties style:font-name="Courier New" fo:font-size="8pt" style:font-size-asian="8pt" style:font-size-complex="8pt"/>
    </style:style>
    <style:style style:name="P46" style:family="paragraph" style:parent-style-name="Standard">
      <style:text-properties style:font-name="Trebuchet MS1" fo:font-size="24pt" style:font-size-asian="24pt"/>
    </style:style>
    <style:style style:name="P47" style:family="paragraph" style:parent-style-name="Standard">
      <style:paragraph-properties fo:text-align="center" style:justify-single-word="false"/>
      <style:text-properties style:font-name="Trebuchet MS1" fo:font-size="24pt" style:font-size-asian="24pt"/>
    </style:style>
    <style:style style:name="P48" style:family="paragraph" style:parent-style-name="Standard">
      <style:paragraph-properties fo:text-align="justify" style:justify-single-word="false" style:text-autospace="none"/>
      <style:text-properties style:font-name="Trebuchet MS1" fo:font-size="10pt" fo:font-weight="bold" style:font-size-asian="10pt" style:font-weight-asian="bold" style:font-size-complex="10pt" style:font-weight-complex="bold"/>
    </style:style>
    <style:style style:name="P49" style:family="paragraph" style:parent-style-name="Standard">
      <style:paragraph-properties fo:margin-left="2.3126in" fo:margin-right="0in" fo:text-indent="0in" style:auto-text-indent="false" style:text-autospace="none"/>
    </style:style>
    <style:style style:name="P50" style:family="paragraph" style:parent-style-name="Standard">
      <style:paragraph-properties fo:margin-left="2.3126in" fo:margin-right="0in" fo:text-indent="0in" style:auto-text-indent="false" style:text-autospace="none"/>
      <style:text-properties style:font-name="Trebuchet MS1" fo:font-size="10pt" style:font-size-asian="10pt" style:font-size-complex="10pt"/>
    </style:style>
    <style:style style:name="P51" style:family="paragraph" style:parent-style-name="Standard">
      <style:paragraph-properties fo:margin-left="1.8126in" fo:margin-right="0in" fo:text-align="justify" style:justify-single-word="false" fo:text-indent="0in" style:auto-text-indent="false" style:text-autospace="none"/>
    </style:style>
    <style:style style:name="P52" style:family="paragraph" style:parent-style-name="Standard">
      <style:paragraph-properties fo:margin-left="1.8126in" fo:margin-right="0in" fo:text-align="justify" style:justify-single-word="false" fo:text-indent="0in" style:auto-text-indent="false" style:text-autospace="none"/>
      <style:text-properties style:font-name="Trebuchet MS1" fo:font-size="10pt" fo:font-weight="bold" style:font-size-asian="10pt" style:font-weight-asian="bold" style:font-size-complex="10pt" style:font-weight-complex="bold"/>
    </style:style>
    <style:style style:name="P53" style:family="paragraph" style:parent-style-name="Company_20_Name" style:master-page-name="Standard">
      <style:paragraph-properties style:page-number="auto"/>
      <style:text-properties fo:language="none" fo:country="none" style:language-asian="none" style:country-asian="none"/>
    </style:style>
    <style:style style:name="P54" style:family="paragraph" style:parent-style-name="Text_20_body">
      <style:paragraph-properties fo:margin-left="0in" fo:margin-right="0in" fo:text-align="start" style:justify-single-word="false" fo:text-indent="0in" style:auto-text-indent="false" style:snap-to-layout-grid="false"/>
    </style:style>
    <style:style style:name="P55" style:family="paragraph" style:parent-style-name="Contents_20_3">
      <style:paragraph-properties>
        <style:tab-stops>
          <style:tab-stop style:position="2in"/>
          <style:tab-stop style:position="6.4929in" style:type="right" style:leader-style="dotted" style:leader-text="."/>
          <style:tab-stop style:position="6.5in" style:type="right" style:leader-style="dotted" style:leader-text="."/>
        </style:tab-stops>
      </style:paragraph-properties>
    </style:style>
    <style:style style:name="P56" style:family="paragraph" style:parent-style-name="Contents_20_2">
      <style:paragraph-properties>
        <style:tab-stops>
          <style:tab-stop style:position="6.5in" style:type="right" style:leader-style="dotted" style:leader-text="."/>
        </style:tab-stops>
      </style:paragraph-properties>
    </style:style>
    <style:style style:name="P57" style:family="paragraph">
      <style:paragraph-properties style:writing-mode="lr-tb"/>
    </style:style>
    <style:style style:name="T1" style:family="text">
      <style:text-properties style:font-name="Trebuchet MS1"/>
    </style:style>
    <style:style style:name="T2" style:family="text">
      <style:text-properties style:font-name="Trebuchet MS1" fo:font-size="24pt" style:font-size-asian="24pt"/>
    </style:style>
    <style:style style:name="T3" style:family="text">
      <style:text-properties style:font-name="Trebuchet MS1" fo:font-size="18pt" style:font-size-asian="18pt" style:font-size-complex="10pt"/>
    </style:style>
    <style:style style:name="T4" style:family="text">
      <style:text-properties style:font-name="Trebuchet MS1" fo:font-size="10pt" style:font-size-asian="10pt"/>
    </style:style>
    <style:style style:name="T5" style:family="text">
      <style:text-properties style:font-name="Trebuchet MS1" fo:font-size="10pt" style:font-size-asian="10pt" style:font-size-complex="10pt"/>
    </style:style>
    <style:style style:name="T6" style:family="text">
      <style:text-properties style:font-name="Trebuchet MS1" fo:font-size="10pt" fo:font-weight="bold" style:font-size-asian="10pt" style:font-weight-asian="bold" style:font-size-complex="10pt" style:font-weight-complex="bold"/>
    </style:style>
    <style:style style:name="T7" style:family="text">
      <style:text-properties style:font-name="Trebuchet MS1" fo:font-weight="bold" style:font-weight-asian="bold"/>
    </style:style>
    <style:style style:name="T8" style:family="text">
      <style:text-properties style:font-name="Trebuchet MS1" fo:font-weight="bold" style:font-weight-asian="bold" style:font-weight-complex="bold"/>
    </style:style>
    <style:style style:name="T9" style:family="text">
      <style:text-properties style:font-name="Trebuchet MS1" style:font-size-complex="10pt"/>
    </style:style>
    <style:style style:name="T10" style:family="text">
      <style:text-properties style:font-name="Trebuchet MS1" style:font-name-complex="Courier New"/>
    </style:style>
    <style:style style:name="T11" style:family="text">
      <style:text-properties style:font-name="Trebuchet MS1" style:font-name-complex="Courier New" style:font-size-complex="10pt"/>
    </style:style>
    <style:style style:name="T12" style:family="text">
      <style:text-properties style:font-name="Trebuchet MS1" fo:font-style="italic" style:font-style-asian="italic" style:font-style-complex="italic"/>
    </style:style>
    <style:style style:name="T13" style:family="text">
      <style:text-properties style:font-name="Trebuchet MS1" fo:font-size="6pt" fo:font-style="italic" style:font-size-asian="6pt" style:font-style-asian="italic" style:font-style-complex="italic"/>
    </style:style>
    <style:style style:name="T14" style:family="text">
      <style:text-properties style:font-name="Trebuchet MS1" fo:font-size="8pt" style:font-size-asian="8pt"/>
    </style:style>
    <style:style style:name="T15" style:family="text">
      <style:text-properties style:font-name="Trebuchet MS1" fo:font-size="8pt" fo:font-weight="normal" style:font-size-asian="8pt" style:font-weight-asian="normal" style:font-weight-complex="normal"/>
    </style:style>
    <style:style style:name="T16" style:family="text">
      <style:text-properties style:font-name="Trebuchet MS1" fo:font-size="8pt" fo:font-weight="bold" style:font-size-asian="8pt" style:font-weight-asian="bold" style:font-weight-complex="bold"/>
    </style:style>
    <style:style style:name="T17" style:family="text">
      <style:text-properties style:font-name="Trebuchet MS1" fo:font-weight="normal" style:font-weight-asian="normal" style:font-weight-complex="normal"/>
    </style:style>
    <style:style style:name="T18" style:family="text">
      <style:text-properties fo:font-weight="bold" style:font-weight-asian="bold"/>
    </style:style>
    <style:style style:name="T19" style:family="text">
      <style:text-properties style:font-name="Courier New" style:font-name-complex="Courier New"/>
    </style:style>
    <style:style style:name="T20" style:family="text">
      <style:text-properties style:font-name="Courier New" style:font-name-complex="Courier New" style:font-weight-complex="bold"/>
    </style:style>
    <style:style style:name="T21" style:family="text">
      <style:text-properties style:font-name="Courier New" fo:font-style="italic" style:font-style-asian="italic" style:font-name-complex="Courier New" style:font-style-complex="italic"/>
    </style:style>
    <style:style style:name="T22" style:family="text">
      <style:text-properties style:font-name="Courier New" fo:font-size="8pt" style:font-size-asian="8pt" style:font-size-complex="8pt"/>
    </style:style>
    <style:style style:name="T23" style:family="text">
      <style:text-properties style:font-name-complex="Courier New" style:font-size-complex="10pt"/>
    </style:style>
    <style:style style:name="T24" style:family="text">
      <style:text-properties fo:color="#ff0000" style:font-name="Courier New" style:font-name-complex="Courier New"/>
    </style:style>
    <style:style style:name="T25" style:family="text">
      <style:text-properties style:font-name="Symbol" fo:font-size="6pt" fo:font-style="italic" style:font-size-asian="6pt" style:font-style-asian="italic" style:font-style-complex="italic"/>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solid" draw:fill-color="#808080" draw:textarea-horizontal-align="left" draw:textarea-vertical-align="top" draw:auto-grow-height="false" fo:padding-top="0.0902in" fo:padding-bottom="0.0902in" fo:padding-left="0.1736in" fo:padding-right="0.1736in" fo:wrap-option="wrap" draw:shadow="hidden" fo:margin-left="0in" fo:margin-right="0in" style:run-through="foreground" style:vertical-pos="top" style:vertical-rel="baselin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s1" text:anchor-type="char" svg:x="-0.9854in" svg:y="-1.039in" svg:width="8.5in" svg:height="11.0835in" draw:z-index="29"><draw:image xlink:href="Pictures/200000AC00010773000154A2FC270F85.wmf" xlink:type="simple" xlink:show="embed" xlink:actuate="onLoad"/></draw:frame></text:p>
      <text:p text:style-name="P2"/>
      <text:p text:style-name="P2"/>
      <text:p text:style-name="P2"/>
      <text:p text:style-name="P3"/>
      <text:p text:style-name="P3"/>
      <text:p text:style-name="P3"/>
      <text:p text:style-name="P3"/>
      <text:p text:style-name="P3"/>
      <text:p text:style-name="P3"/>
      <text:p text:style-name="P3"/>
      <text:p text:style-name="P3"/>
      <text:p text:style-name="P4">SSM-ME<text:tab/></text:p>
      <text:p text:style-name="Text_20_body"/>
      <text:p text:style-name="Text_20_body"/>
      <text:p text:style-name="P47">Assembler User’s Guide</text:p>
      <text:p text:style-name="P46"/>
      <text:p text:style-name="P49"><text:span text:style-name="T3">Revision: <text:tab/><text:tab/>1.0</text:span></text:p>
      <text:p text:style-name="P50"/>
      <text:p text:style-name="P50">Author: <text:tab/><text:tab/>Roger Thorpe</text:p>
      <text:p text:style-name="P49"><text:span text:style-name="T5">Release Date: <text:tab/></text:span><text:span text:style-name="T5"><text:date style:data-style-name="N76" text:date-value="2010-03-16T15:30:39.72">March 16, 2010</text:date></text:span></text:p>
      <text:p text:style-name="P50"/>
      <text:p text:style-name="P50"/>
      <text:p text:style-name="P50"/>
      <text:p text:style-name="P52">CONFIDENTIAL AND PROPRIETARY INFORMATION</text:p>
      <text:p text:style-name="P51"><text:span text:style-name="T6">©2005..2010 Advanced Architectures (Unpublished)</text:span></text:p>
      <text:p text:style-name="P52">All Rights Reserved.</text:p>
      <text:p text:style-name="P48"/>
      <text:p text:style-name="P48"/>
      <text:p text:style-name="P48">This document contains confidential and proprietary information of Advanced Architectures and is protected by copyright, trade secret and other state and federal laws. Its receipt or possession does not convey any rights to reproduce, disclose its contents, or to manufacture, use or sell anything it may describe. Reproduction, disclosure or use without specific written authorization of Advanced Architectures is strictly forbidden. </text:p>
      <text:p text:style-name="P8">Table of Contents</text:p>
      <text:p text:style-name="Contents_20_1"/>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2in" style:leader-char=" " style:with-tab="false"/>
            <text:index-entry-tab-stop style:type="left" style:position="6.5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2in" style:leader-char=" " style:with-tab="false"/>
            <text:index-entry-tab-stop style:type="left" style:position="6.4929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2in" style:leader-char=" " style:with-tab="false"/>
            <text:index-entry-tab-stop style:type="left" style:position="6.5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6"><text:a xlink:type="simple" xlink:href="#1.Scope|outline">1 Scope<text:tab/>3</text:a></text:p>
          <text:p text:style-name="P16"><text:a xlink:type="simple" xlink:href="#2.Purpose|outline">2 Purpose<text:tab/>3</text:a></text:p>
          <text:p text:style-name="P16"><text:a xlink:type="simple" xlink:href="#3.Related Documents|outline">3 Related Documents<text:tab/>3</text:a></text:p>
          <text:p text:style-name="P16"><text:a xlink:type="simple" xlink:href="#4.Terms|outline">4 Terms<text:tab/>3</text:a></text:p>
          <text:p text:style-name="P16"><text:a xlink:type="simple" xlink:href="#5.Assembler Operation|outline">5 Assembler Operation<text:tab/>3</text:a></text:p>
          <text:p text:style-name="P56"><text:a xlink:type="simple" xlink:href="#5.1.Opcode Mnemonics|outline">5.1 Opcode Mnemonics<text:tab/>5</text:a></text:p>
          <text:p text:style-name="P56"><text:a xlink:type="simple" xlink:href="#5.2.Addressing Mnemonics|outline">5.2 Addressing Mnemonics<text:tab/>6</text:a></text:p>
          <text:p text:style-name="P55"><text:a xlink:type="simple" xlink:href="#5.2.1.Registers|outline">5.2.1 Registers<text:tab/>7</text:a></text:p>
          <text:p text:style-name="P55"><text:a xlink:type="simple" xlink:href="#5.2.2.Prefixed Operands|outline">5.2.2 Prefixed Operands<text:tab/>7</text:a></text:p>
          <text:p text:style-name="P16"><text:a xlink:type="simple" xlink:href="#6.The Source Program|outline">6 The Source Program<text:tab/>8</text:a></text:p>
          <text:p text:style-name="P56"><text:a xlink:type="simple" xlink:href="#6.1.Syntax|outline">6.1 Syntax<text:tab/>8</text:a></text:p>
          <text:p text:style-name="P56"><text:a xlink:type="simple" xlink:href="#6.2.Comments|outline">6.2 Comments<text:tab/>8</text:a></text:p>
          <text:p text:style-name="P56"><text:a xlink:type="simple" xlink:href="#6.3.Instruction Statements|outline">6.3 Instruction Statements<text:tab/>8</text:a></text:p>
          <text:p text:style-name="P56"><text:a xlink:type="simple" xlink:href="#6.4.Assembler Directives|outline">6.4 Assembler Directives<text:tab/>9</text:a></text:p>
          <text:p text:style-name="P16"><text:a xlink:type="simple" xlink:href="#7.Assembler Inputs|outline">7 Assembler Inputs<text:tab/>10</text:a></text:p>
          <text:p text:style-name="P16"><text:a xlink:type="simple" xlink:href="#8.Assembler Outputs|outline">8 Assembler Outputs<text:tab/>10</text:a></text:p>
          <text:p text:style-name="P16"><text:a xlink:type="simple" xlink:href="#9.Running the Assembler|outline">9 Running the Assembler<text:tab/>11</text:a></text:p>
          <text:p text:style-name="P56"><text:a xlink:type="simple" xlink:href="#9.1.MIC Command Line|outline">9.1 MIC Command Line<text:tab/>11</text:a></text:p>
          <text:p text:style-name="P56"><text:a xlink:type="simple" xlink:href="#9.2.Switches (case-sensitive)|outline">9.2 Switches (case-sensitive)<text:tab/>11</text:a></text:p>
          <text:p text:style-name="P56"><text:a xlink:type="simple" xlink:href="#9.3.Examples|outline">9.3 Examples<text:tab/>12</text:a></text:p>
          <text:p text:style-name="P16"><text:a xlink:type="simple" xlink:href="#10.Appendix A - Binary File Format|outline">10 Appendix A - Binary File Format<text:tab/>13</text:a></text:p>
          <text:p text:style-name="P16"><text:a xlink:type="simple" xlink:href="#11.Appendix B - Assembler Directives|outline">11 Appendix B - Assembler Directives<text:tab/>14</text:a></text:p>
          <text:p text:style-name="P16"><text:a xlink:type="simple" xlink:href="#12.Appendix C – Assembler Test Listing|outline">12 Appendix C – Assembler Test Listing<text:tab/>17</text:a></text:p>
          <text:p text:style-name="P16"><text:a xlink:type="simple" xlink:href="#13.Document Control|outline">13 Document Control<text:tab/>30</text:a></text:p>
          <text:p text:style-name="P56"><text:a xlink:type="simple" xlink:href="#13.1.Change Record|outline">13.1 Change Record<text:tab/>30</text:a></text:p>
        </text:index-body>
      </text:table-of-content>
      <text:p text:style-name="P15"/>
      <text:p text:style-name="P6">Table of Tables</text:p>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link-start/>
            <text:index-entry-text/>
            <text:index-entry-tab-stop style:type="right" style:leader-char="."/>
            <text:index-entry-page-number/>
            <text:index-entry-link-end/>
            <text:index-entry-tab-stop style:type="left" style:position="2in" style:leader-char=" " style:with-tab="false"/>
            <text:index-entry-tab-stop style:type="left" style:position="6.5in" style:leader-char="." style:with-tab="false"/>
          </text:illustration-index-entry-template>
        </text:illustration-index-source>
        <text:index-body>
          <text:p text:style-name="P16">Table 5.1: Opcode Mnemonics<text:tab/>5</text:p>
          <text:p text:style-name="P16">Table 5.2: Addressing Mnemonics<text:tab/>6</text:p>
        </text:index-body>
      </text:illustration-index>
      <text:p text:style-name="P6"/>
      <text:list xml:id="list35271376" text:style-name="Outline">
        <text:list-header>
          <text:h text:style-name="P9" text:outline-level="1" text:is-list-header="true"/>
          <text:h text:style-name="Heading_20_1" text:outline-level="1" text:is-list-header="true"/>
        </text:list-header>
        <text:list-item>
          <text:h text:style-name="P10" text:outline-level="1">Scope</text:h>
        </text:list-item>
      </text:list>
      <text:p text:style-name="P19"><text:span text:style-name="T1">This document is the SSM-ME Assembler User's Manual. It describes SSM MicroEngine Assembler’s operation and usage.</text:span></text:p>
      <text:p text:style-name="P21"/>
      <text:p text:style-name="P21"/>
      <text:list xml:id="list35419912" text:continue-numbering="true" text:style-name="Outline">
        <text:list-item>
          <text:h text:style-name="Heading_20_1" text:outline-level="1">Purpose</text:h>
        </text:list-item>
      </text:list>
      <text:p text:style-name="P19"><text:span text:style-name="T1">This document describes the use and operation of the SSM-ME Assembler in the context of the overall program development process. It is intended to provide the programmer with the information needed to use the Assembler. It is assumed that the programmer is familiar with the overall program development cycle and understands the operation and instruction set of the processor to be used.</text:span></text:p>
      <text:p text:style-name="P21"/>
      <text:p text:style-name="P21"/>
      <text:list xml:id="list35417688" text:continue-numbering="true" text:style-name="Outline">
        <text:list-item>
          <text:h text:style-name="Heading_20_1" text:outline-level="1">Related Documents</text:h>
        </text:list-item>
      </text:list>
      <text:p text:style-name="P19"><text:span text:style-name="T1">????????????</text:span></text:p>
      <text:p text:style-name="P21"/>
      <text:p text:style-name="P21"/>
      <text:list xml:id="list35422688" text:continue-numbering="true" text:style-name="Outline">
        <text:list-item>
          <text:h text:style-name="Heading_20_1" text:outline-level="1">Terms</text:h>
        </text:list-item>
      </text:list>
      <text:list xml:id="list35289224" text:style-name="WW8Num17">
        <text:list-item>
          <text:p text:style-name="P20"><text:span text:style-name="T7">Microfield</text:span><text:span text:style-name="T1">: User defined variables within a Proc Deck that may be used to contain either object code or temporary flags or data.</text:span></text:p>
        </text:list-item>
      </text:list>
      <text:p text:style-name="P32"/>
      <text:list xml:id="list35415886" text:continue-numbering="true" text:style-name="WW8Num17">
        <text:list-item>
          <text:p text:style-name="P20"><text:span text:style-name="T7">Pattern</text:span><text:span text:style-name="T1">: <text:s/>Any string of characters that can be scanned as a unit by the Assembler or constructed by the Proc Deck. The Assembler operates by scanning a pattern in the input source file, looking up its definition in the list of patterns defined by the Proc Deck and executing the actions associated with the pattern.</text:span></text:p>
        </text:list-item>
      </text:list>
      <text:p text:style-name="P32"/>
      <text:list xml:id="list35418530" text:continue-numbering="true" text:style-name="WW8Num17">
        <text:list-item>
          <text:p text:style-name="P20"><text:span text:style-name="T7">Phrase:</text:span><text:span text:style-name="T1"> A syntactic element of a statement which is handled as a unit by the Assembler. Phases are terminated by the end of phrase character (comma) or the end of statement character (semicolon). End of phrase triggers a pattern match on the content of the rescan buffer if it is nonempty.</text:span></text:p>
        </text:list-item>
      </text:list>
      <text:p text:style-name="P33"/>
      <text:list xml:id="list35427012" text:continue-numbering="true" text:style-name="WW8Num17">
        <text:list-item>
          <text:p text:style-name="P20"><text:span text:style-name="T7">Proc Deck</text:span><text:span text:style-name="T1">: A symbolic definition of a processor and its assembly language.</text:span></text:p>
        </text:list-item>
      </text:list>
      <text:p text:style-name="P33"/>
      <text:list xml:id="list35413810" text:continue-numbering="true" text:style-name="WW8Num17">
        <text:list-item>
          <text:p text:style-name="P20"><text:span text:style-name="T7">Sub-expression</text:span><text:span text:style-name="T1">: A special Assembler construct that evaluates the tokens within the sub-expression before the token that initiates the sub-expression. Sub-expressions are constructed by terminating a token with a left parentheses followed by the tokens in the sub-expression followed by a right parentheses.</text:span></text:p>
        </text:list-item>
      </text:list>
      <text:p text:style-name="P33"/>
      <text:list xml:id="list35412440" text:continue-numbering="true" text:style-name="WW8Num17">
        <text:list-item>
          <text:p text:style-name="P20"><text:span text:style-name="T18">Token:</text:span> A sequence of one or more characters that constitute an element of a language. The syntax of tokens is determined by tables input to the Assembler. Symbols and operators are both tokens.</text:p>
        </text:list-item>
      </text:list>
      <text:list xml:id="list35404739" text:continue-list="list35422688" text:style-name="Outline">
        <text:list-item>
          <text:h text:style-name="Heading_20_1" text:outline-level="1">Assembler Operation</text:h>
        </text:list-item>
      </text:list>
      <text:p text:style-name="P21"/>
      <text:p text:style-name="P19"><text:span text:style-name="T1">This section provides an overview of the SSM-ME Assembler's operation. </text:span><text:soft-page-break/><text:span text:style-name="T1">The reader is assumed to have a general understanding of the assembly process. The SSM-ME Assembler converts a program from a symbolic form to a binary image that may be loaded into a processor's memory and run. However, unlike many assemblers which can assemble programs for a single type of processor, the SSM-ME Assembler can be configured with tables to assemble programs for any processor which can be described with a Proc Deck. The Assembler provides facilities to:</text:span></text:p>
      <text:p text:style-name="P21"/>
      <text:list xml:id="list35277305" text:style-name="WW8Num22">
        <text:list-item>
          <text:p text:style-name="P22">Input source statements and handle COPY file nesting.</text:p>
        </text:list-item>
        <text:list-item>
          <text:p text:style-name="P22">Detect language independent errors.</text:p>
        </text:list-item>
        <text:list-item>
          <text:p text:style-name="P22">Recognize symbols, tokens and phrases.</text:p>
        </text:list-item>
        <text:list-item>
          <text:p text:style-name="P22">Maintain a symbol table.</text:p>
        </text:list-item>
        <text:list-item>
          <text:p text:style-name="P22">Output a binary image of the program to a disk file.</text:p>
        </text:list-item>
        <text:list-item>
          <text:p text:style-name="P22">Output a listing of the program and its binary image to a listing file.</text:p>
        </text:list-item>
      </text:list>
      <text:p text:style-name="P21"/>
      <text:p text:style-name="P19"><text:span text:style-name="T1">The Proc Deck tables define the actions required to handle the language and processor dependent parts of the assembly process. <text:s/>This allows instructions to be added to the SSM-ME processor and included in the assembler by describing the instruction and its actions in the Proc Deck.</text:span></text:p>
      <text:p text:style-name="P21"/>
      <text:p text:style-name="P21">The following sub-sections describe the assembler notations for the SSM-ME version 3SME32.</text:p>
      <text:p text:style-name="P21"/>
      <text:list xml:id="list35425114" text:continue-list="list35404739" text:style-name="Outline">
        <text:list-item>
          <text:list>
            <text:list-item>
              <text:h text:style-name="P17" text:outline-level="2">Opcodes</text:h>
            </text:list-item>
          </text:list>
        </text:list-item>
      </text:list>
      <text:p text:style-name="P23"/>
      <text:p text:style-name="P19"><text:span text:style-name="T9">The following lists shows all the valid opcode supported by the assembler for the SSM-ME 3SME32. Refer to the SSM-ME ISA16 specification document (version 0.8 or later) for details on the meaning and use of these opcodes. </text:span></text:p>
      <text:p text:style-name="P19"/>
      <text:p text:style-name="P29">start:</text:p>
      <text:p text:style-name="P29"><text:s text:c="3"/>r0 = r1 + r2;</text:p>
      <text:p text:style-name="P29"><text:s text:c="3"/>r1 = r2 - r3;</text:p>
      <text:p text:style-name="P29"><text:s text:c="3"/>r2 = r3 &amp; r4;</text:p>
      <text:p text:style-name="P29"><text:s text:c="3"/>r3 = r4 | r5;</text:p>
      <text:p text:style-name="P29"><text:s text:c="3"/>r4 = r5 ^ r6;</text:p>
      <text:p text:style-name="P29"><text:s text:c="3"/>r5 = r6 ^~ r7;</text:p>
      <text:p text:style-name="P29"/>
      <text:p text:style-name="P29"><text:s text:c="3"/>r0 = r1 + 0;</text:p>
      <text:p text:style-name="P29"><text:s text:c="3"/>r1 = r2 - 3;</text:p>
      <text:p text:style-name="P29"><text:s text:c="3"/>r2 = r3 &amp; 4;</text:p>
      <text:p text:style-name="P29"><text:s text:c="3"/>r3 = r4 | 5;</text:p>
      <text:p text:style-name="P29"><text:s text:c="3"/>r4 = r5 ^ 6;</text:p>
      <text:p text:style-name="P29"><text:s text:c="3"/>r4 = r5 ^~ 0;</text:p>
      <text:p text:style-name="P29"/>
      <text:p text:style-name="P29"><text:s text:c="3"/>r0 = 7 <text:s/>+ r1;</text:p>
      <text:p text:style-name="P29"><text:s text:c="3"/>r1 = 9 <text:s/>- r2;</text:p>
      <text:p text:style-name="P29"><text:s text:c="3"/>r2 = 10 &amp; r3;</text:p>
      <text:p text:style-name="P29"><text:s text:c="3"/>r3 = 11 | r4;</text:p>
      <text:p text:style-name="P29"><text:s text:c="3"/>r4 = 12 ^ r5;</text:p>
      <text:p text:style-name="P29"><text:s text:c="3"/>r4 = 13 ^~ r6;</text:p>
      <text:p text:style-name="P29"/>
      <text:p text:style-name="P29">Label:</text:p>
      <text:p text:style-name="P29"><text:s text:c="3"/>r5 = r6[r7];</text:p>
      <text:p text:style-name="P29"><text:s text:c="3"/>r6 = r7[8];</text:p>
      <text:p text:style-name="P29"/>
      <text:p text:style-name="P29"><text:s text:c="3"/>r7[r8] = r9;</text:p>
      <text:p text:style-name="P29"><text:s text:c="3"/>r8[r9] = 1;</text:p>
      <text:p text:style-name="P29"><text:s text:c="3"/>r9[23] = r13;</text:p>
      <text:p text:style-name="P29"><text:s text:c="3"/>r18[23]= 0;</text:p>
      <text:p text:style-name="P29"/>
      <text:p text:style-name="P29"><text:s text:c="3"/>r7 &lt;&gt; r8[r9];</text:p>
      <text:p text:style-name="P29"><text:s text:c="3"/>r12&lt;&gt; r9[17];</text:p>
      <text:p text:style-name="P29"><text:s text:c="3"/>SSM0 &lt;&gt; r1;</text:p>
      <text:p text:style-name="P29"/>
      <text:p text:style-name="P29"><text:s text:c="3"/>r9 <text:s/>= 0x7;</text:p>
      <text:p text:style-name="P29"><text:s text:c="3"/>r10 = 0xf1d0;</text:p>
      <text:p text:style-name="P29"><text:s text:c="3"/>r10 = 0xfeed &lt;&lt;;</text:p>
      <text:p text:style-name="P29"/>
      <text:p text:style-name="P29"><text:s text:c="3"/>if (r11 == 0) goto Label;</text:p>
      <text:p text:style-name="P29"><text:s text:c="3"/>if (r12 != 0) goto Label;</text:p>
      <text:p text:style-name="P29"><text:s text:c="3"/>if (r13 &gt; <text:s/>0) goto Label;</text:p>
      <text:p text:style-name="P29"><text:s text:c="3"/>if (r14 &lt; <text:s/>0) goto Label;</text:p>
      <text:p text:style-name="P29"><text:s text:c="3"/>if (r15 &gt;= 0) goto Label;</text:p>
      <text:p text:style-name="P29"><text:s text:c="3"/>if (r16 &lt;= 0) goto Label;</text:p>
      <text:p text:style-name="P29"/>
      <text:p text:style-name="P29"><text:s text:c="3"/>msg 42;</text:p>
      <text:p text:style-name="P29">;</text:p>
      <text:p text:style-name="P29">; <text:s/>Aliases</text:p>
      <text:p text:style-name="P29">;</text:p>
      <text:p text:style-name="P29"><text:s text:c="3"/>r7++;</text:p>
      <text:p text:style-name="P29"><text:s text:c="3"/>r31--;</text:p>
      <text:p text:style-name="P29"><text:s text:c="3"/>r8 = ~r4;</text:p>
      <text:p text:style-name="P29"><text:s text:c="3"/>r23 = r0;</text:p>
      <text:p text:style-name="Standard"/>
      <text:p text:style-name="P31"><text:span text:style-name="T10">List of available Opcodes</text:span></text:p>
      <text:list xml:id="list35404740" text:continue-numbering="true" text:style-name="Outline">
        <text:list-item>
          <text:list>
            <text:list-header>
              <text:h text:style-name="P18" text:outline-level="2" text:is-list-header="true"/>
              <text:list>
                <text:list-item>
                  <text:h text:style-name="Heading_20_3" text:outline-level="3">Immediates</text:h>
                </text:list-item>
              </text:list>
            </text:list-header>
          </text:list>
        </text:list-item>
      </text:list>
      <text:p text:style-name="Text_20_body_20_indent">Immediates are either 8 or 16-bits wide. <text:s/>16 bit immediates are available only for branch labels, <text:s/>Load register low and load register high instructions and the message instruction. <text:s/>All other immediates are 8-bits.</text:p>
      <text:p text:style-name="Text_20_body_20_indent"/>
      <text:p text:style-name="Text_20_body_20_indent">Immediates are unsigned values</text:p>
      <text:p text:style-name="Text_20_body_20_indent"/>
      <text:list xml:id="list35426159" text:continue-numbering="true" text:style-name="Outline">
        <text:list-item>
          <text:list>
            <text:list-item>
              <text:list>
                <text:list-item>
                  <text:h text:style-name="Heading_20_3" text:outline-level="3">Registers</text:h>
                </text:list-item>
              </text:list>
            </text:list-item>
          </text:list>
        </text:list-item>
      </text:list>
      <text:p text:style-name="P24"/>
      <text:p text:style-name="P19"><text:span text:style-name="T11">Register specifiers from r0 to r31 are available. <text:s/>The last 5 are reserved for communication with the SSM. <text:s/>All other registers are general purpose.</text:span></text:p>
      <text:p text:style-name="P19"><text:span text:style-name="T11"/></text:p>
      <text:p text:style-name="P28"><text:span text:style-name="T23"><text:tab/>r27<text:tab/>SSM_identity <text:tab/>(read-only)</text:span></text:p>
      <text:p text:style-name="P28"><text:span text:style-name="T23"><text:tab/>r28<text:tab/>SSM_0</text:span></text:p>
      <text:p text:style-name="P28"><text:span text:style-name="T23"><text:tab/>r29<text:tab/>SSM_1</text:span></text:p>
      <text:p text:style-name="P28"><text:span text:style-name="T23"><text:tab/>r30<text:tab/>SSM_2</text:span></text:p>
      <text:p text:style-name="P28"><text:span text:style-name="T23"><text:tab/>r31<text:tab/>SSM_3</text:span></text:p>
      <text:p text:style-name="P30"><text:span text:style-name="T23"/></text:p>
      <text:list xml:id="list35413612" text:continue-numbering="true" text:style-name="Outline">
        <text:list-item>
          <text:list>
            <text:list-item>
              <text:list>
                <text:list-header>
                  <text:h text:style-name="P1" text:outline-level="3" text:is-list-header="true"/>
                </text:list-header>
              </text:list>
            </text:list-item>
          </text:list>
        </text:list-item>
      </text:list>
      <text:p text:style-name="P23"/>
      <text:list xml:id="list35416430" text:continue-numbering="true" text:style-name="Outline">
        <text:list-item>
          <text:h text:style-name="P10" text:outline-level="1">The Source Program</text:h>
        </text:list-item>
      </text:list>
      <text:p text:style-name="Text_20_body"/>
      <text:list xml:id="list35430058" text:continue-numbering="true" text:style-name="Outline">
        <text:list-item>
          <text:list>
            <text:list-item>
              <text:h text:style-name="Heading_20_2" text:outline-level="2">Syntax</text:h>
            </text:list-item>
          </text:list>
        </text:list-item>
      </text:list>
      <text:p text:style-name="P21"/>
      <text:p text:style-name="P19"><text:span text:style-name="T1">A program is coded as a series of statements. Each statement is free form. Blanks are ignored except as token terminates. A statement may continue over several lines. But a single line must be limited to 120 characters. Each statement must be terminated by a semicolon. Column 1 of a statement should be left blank unless the statement is defining a label. <text:s/>When an Assembler Control Statement contains multiple operands, they should be separated by blanks. A comma may be used but blanks are preferable. Commas end phrases in Instruction Statement so it is best to use them only when required. <text:s/>Numbers may be decimal or hexidecimal. Decimal numbers are written normally. Hexidecimal numbers are preceded by a "0x" character. <text:s/>Labels must begin with a letter and may contain any combination of letters, digits and the '_' character. A label may end with the '.' character. In the sections that follow the characters '&lt;' and '&gt;' are used to enclose syntactic type names. For example &lt;pattern&gt; represents any valid pattern. The characters '[' and ']' are used to enclose optional items. The cases where these characters are part of the program syntax will be noted.</text:span></text:p>
      <text:p text:style-name="P19"/>
      <text:p text:style-name="P19"/>
      <text:list xml:id="list35422621" text:continue-numbering="true" text:style-name="Outline">
        <text:list-item>
          <text:list>
            <text:list-item>
              <text:h text:style-name="Heading_20_2" text:outline-level="2">Comments</text:h>
            </text:list-item>
          </text:list>
        </text:list-item>
      </text:list>
      <text:p text:style-name="P21"/>
      <text:p text:style-name="P19"><text:span text:style-name="T1">Any statement with a semicolon as the first non-blank or non-tab character is treated as a comment; the rest of the line is ignored by the Assembler. Comments enclosed in “/*” “*/” pairs may also follow a comma or semicolon which ends a line or statement.</text:span></text:p>
      <text:p text:style-name="P21"/>
      <text:p text:style-name="P21"/>
      <text:list xml:id="list35422331" text:continue-numbering="true" text:style-name="Outline">
        <text:list-item>
          <text:list>
            <text:list-item>
              <text:h text:style-name="Heading_20_2" text:outline-level="2">Instruction Statements</text:h>
            </text:list-item>
          </text:list>
        </text:list-item>
      </text:list>
      <text:p text:style-name="Standard"/>
      <text:p text:style-name="P19"><text:span text:style-name="T1">Instruction statements are any statements not recognized as Assembler Control Statements. <text:s/>Their syntax is determined by the Proc Deck as outlined in section 5.</text:span></text:p>
      <text:p text:style-name="P21"/>
      <text:p text:style-name="P21"/>
      <text:list xml:id="list35405227" text:continue-numbering="true" text:style-name="Outline">
        <text:list-item>
          <text:list>
            <text:list-item>
              <text:h text:style-name="P17" text:outline-level="2">Assembler Directives</text:h>
            </text:list-item>
          </text:list>
        </text:list-item>
      </text:list>
      <text:p text:style-name="P21"/>
      <text:p text:style-name="P19"><text:span text:style-name="T1">Assembler Directives perform various utility functions. Their opcodes all begin with the character '.'. The following statements are available:</text:span></text:p>
      <text:p text:style-name="P21"/>
      <text:p text:style-name="P34"><text:span text:style-name="T24">.org</text:span><text:span text:style-name="T19"> &lt;expression&gt;</text:span></text:p>
      <text:p text:style-name="P34"><text:span text:style-name="T24">.equ</text:span><text:span text:style-name="T19"> &lt;label&gt; &lt;expression&gt;</text:span></text:p>
      <text:p text:style-name="P34"><text:span text:style-name="T24">.set </text:span><text:span text:style-name="T19">&lt;label&gt; &lt;expression&gt;</text:span></text:p>
      <text:p text:style-name="P35">.end</text:p>
      <text:p text:style-name="P35">.page</text:p>
      <text:p text:style-name="P34"><text:span text:style-name="T24">.radix</text:span><text:span text:style-name="T19"> &lt;number&gt;</text:span></text:p>
      <text:p text:style-name="P34"><text:span text:style-name="T24">.title</text:span><text:span text:style-name="T19"> "&lt;title string&gt;"</text:span></text:p>
      <text:p text:style-name="P34"><text:span text:style-name="T24">.subttl</text:span><text:span text:style-name="T19"> "&lt;subtitle string&gt;"</text:span></text:p>
      <text:p text:style-name="P34"><text:span text:style-name="T24">.use</text:span><text:span text:style-name="T19"> "&lt;use filespec&gt;"</text:span></text:p>
      <text:p text:style-name="P34"><text:span text:style-name="T24">.memory</text:span><text:span text:style-name="T19"> &lt;memory name&gt;</text:span></text:p>
      <text:p text:style-name="P34"><text:span text:style-name="T24">.space</text:span><text:span text:style-name="T19"> &lt;expression&gt;</text:span></text:p>
      <text:p text:style-name="P34"><text:span text:style-name="T24">.block</text:span><text:span text:style-name="T19"> &lt;expression&gt;</text:span></text:p>
      <text:p text:style-name="P34"><text:span text:style-name="T24">.data</text:span><text:span text:style-name="T19"> &lt;expression&gt; -or- "&lt;string&gt;"</text:span></text:p>
      <text:p text:style-name="P34"><text:span text:style-name="T24">.if</text:span><text:span text:style-name="T19"> &lt;expression&gt;</text:span></text:p>
      <text:p text:style-name="P34"><text:span text:style-name="T24">.ifdef</text:span><text:span text:style-name="T19"> &lt;label&gt;</text:span></text:p>
      <text:p text:style-name="P34"><text:span text:style-name="T24">.ifndef</text:span><text:span text:style-name="T19"> &lt;label&gt;</text:span></text:p>
      <text:p text:style-name="P35">.else</text:p>
      <text:p text:style-name="P35">.endif</text:p>
      <text:p text:style-name="P34"><text:span text:style-name="T24">.repeat</text:span><text:span text:style-name="T19"> &lt;expression&gt;</text:span></text:p>
      <text:p text:style-name="P35">.endrep</text:p>
      <text:p text:style-name="P34"><text:span text:style-name="T24">.include</text:span><text:span text:style-name="T19"> "&lt;filespec&gt;"</text:span></text:p>
      <text:p text:style-name="P34"><text:span text:style-name="T24">.align</text:span><text:span text:style-name="T19"> &lt;expression&gt;</text:span></text:p>
      <text:p text:style-name="P34"><text:span text:style-name="T24">.fill</text:span><text:span text:style-name="T19"> &lt;fill list&gt;</text:span></text:p>
      <text:p text:style-name="P35">.option</text:p>
      <text:p text:style-name="P36"/>
      <text:p text:style-name="P21">These directives are described in Appendix B.</text:p>
      <text:p text:style-name="P21"/>
      <text:p text:style-name="P21"/>
      <text:list xml:id="list35423729" text:continue-numbering="true" text:style-name="Outline">
        <text:list-item>
          <text:h text:style-name="P10" text:outline-level="1">Assembler Inputs</text:h>
        </text:list-item>
      </text:list>
      <text:p text:style-name="P21"/>
      <text:p text:style-name="P19"><text:span text:style-name="T1">The Assembler uses the following input files:</text:span></text:p>
      <text:p text:style-name="P21"/>
      <text:p text:style-name="P19"><text:span text:style-name="T1"><text:tab/>1. Program Source File</text:span></text:p>
      <text:p text:style-name="P19"><text:span text:style-name="T1"><text:tab/>2. Proc Deck Table File</text:span></text:p>
      <text:p text:style-name="P21"/>
      <text:p text:style-name="P19"><text:span text:style-name="T1">The Program Source File contains the program to be assembled. Additional source files can be input with the *COPY statement. </text:span></text:p>
      <text:p text:style-name="P21"/>
      <text:p text:style-name="P19"><text:span text:style-name="T1">The Proc Deck Table File is the translated Proc Deck output by the Pattern Processor.</text:span></text:p>
      <text:p text:style-name="P21"/>
      <text:p text:style-name="P21"/>
      <text:list xml:id="list35415579" text:continue-numbering="true" text:style-name="Outline">
        <text:list-item>
          <text:h text:style-name="Heading_20_1" text:outline-level="1">Assembler Outputs</text:h>
        </text:list-item>
      </text:list>
      <text:p text:style-name="P21"/>
      <text:p text:style-name="P19"><text:span text:style-name="T1">The Assembler can generate the following output files:</text:span></text:p>
      <text:p text:style-name="P21"/>
      <text:p text:style-name="P19"><text:span text:style-name="T1"><text:tab/>1. Binary File</text:span></text:p>
      <text:p text:style-name="P19"><text:span text:style-name="T1"><text:tab/>2. Listing File</text:span></text:p>
      <text:p text:style-name="P19"><text:span text:style-name="T1"><text:tab/>3. Error Listing File</text:span></text:p>
      <text:p text:style-name="P21"/>
      <text:p text:style-name="P19"><text:span text:style-name="T1">The Binary File contains the object code generated for the program. The appendix details the format of this file.</text:span></text:p>
      <text:p text:style-name="P21"/>
      <text:p text:style-name="P19"><text:span text:style-name="T1">The Listing File lists the program source state, any error messages, and various statistics. In addition, the symbol table can be printed. The Assembler tailors the listing using information from the Proc Deck Tables so that the output correlates with the instruction format.</text:span></text:p>
      <text:p text:style-name="P21"/>
      <text:p text:style-name="P19"><text:span text:style-name="T1">The Error File lists any error messages generated by the Assembler. This file is normally the user's terminal but if hardcopy is needed it can be saved on disk</text:span>.</text:p>
      <text:p text:style-name="P19"/>
      <text:p text:style-name="P19"/>
      <text:list xml:id="list35434860" text:continue-numbering="true" text:style-name="Outline">
        <text:list-item>
          <text:h text:style-name="P10" text:outline-level="1">Running the Assembler</text:h>
        </text:list-item>
      </text:list>
      <text:p text:style-name="Text_20_body"/>
      <text:list xml:id="list35424254" text:continue-numbering="true" text:style-name="Outline">
        <text:list-item>
          <text:list>
            <text:list-item>
              <text:h text:style-name="Heading_20_2" text:outline-level="2">MIC Command Line</text:h>
            </text:list-item>
          </text:list>
        </text:list-item>
      </text:list>
      <text:p text:style-name="P21"/>
      <text:p text:style-name="P19"><text:span text:style-name="T1">The Assembler is initiated with a command line of the form:</text:span></text:p>
      <text:p text:style-name="P21"/>
      <text:p text:style-name="Text_20_body_20_indent"><text:span text:style-name="T20">mic </text:span><text:span text:style-name="T21">[switches] sourcefile [[[binaryfile] listfile] tblfile] [;]</text:span></text:p>
      <text:p text:style-name="P21"/>
      <text:p text:style-name="P19"><text:span text:style-name="T1">The file specifications follow MSDOS syntax rules. More than one switch may be specified. <text:s/>Each must be preceded by a slash. </text:span></text:p>
      <text:p text:style-name="P21"/>
      <text:p text:style-name="P19"><text:span text:style-name="T12">Binaryfile </text:span><text:span text:style-name="T1">is optional and names the file to which the object code is to be written. If omitted, no object code file is generated. The file name defaults to the sourcefile file name if wildcarded. <text:s/>The file extension defaults to .BIN if not specified.</text:span></text:p>
      <text:p text:style-name="P21"/>
      <text:p text:style-name="P19"><text:span text:style-name="T12">Listfile </text:span><text:span text:style-name="T1">is optional and names the file to which the listing is to be written. If omitted, no listing is created. The file name defaults to the sourcefile file name if wildcarded. The file type defaults to .LST if not specified. </text:span></text:p>
      <text:p text:style-name="P21"/>
      <text:p text:style-name="P19"><text:span text:style-name="T12">Sourcefile </text:span><text:span text:style-name="T1">names the program source file. The file extension defaults to .SRC if not specified. </text:span></text:p>
      <text:p text:style-name="P21"/>
      <text:p text:style-name="P19"><text:span text:style-name="T12">Tblfile </text:span><text:span text:style-name="T1">is optional and names the Proc Deck table file. If omitted, the Assembler searches the first 25 lines of the source file for a .use statement selecting a table file. The file extension defaults to .TBL if not specified.</text:span></text:p>
      <text:p text:style-name="P21"/>
      <text:p text:style-name="P19"><text:span text:style-name="T1">The optional semicolon at the end of the command line instructs the Assembler to not prompt for missing filenames. If this semicolon is omitted, the user will be prompted for any missing sourcefile, binaryfile, or listfile names.</text:span></text:p>
      <text:p text:style-name="P21"/>
      <text:p text:style-name="P21"/>
      <text:list xml:id="list35432167" text:continue-numbering="true" text:style-name="Outline">
        <text:list-item>
          <text:list>
            <text:list-item>
              <text:h text:style-name="Heading_20_2" text:outline-level="2">Switches (case-sensitive)</text:h>
            </text:list-item>
          </text:list>
        </text:list-item>
      </text:list>
      <text:p text:style-name="Standard"/>
      <text:p text:style-name="P37"><text:span text:style-name="T1">-Ls <text:tab/><text:tab/><text:tab/>Do not produce a listfile</text:span></text:p>
      <text:p text:style-name="P39">-Lu<text:tab/><text:tab/><text:tab/>Produce listfile without headings</text:p>
      <text:p text:style-name="P37"><text:span text:style-name="T1">-Ly <text:tab/><text:tab/><text:tab/>List symbol table</text:span></text:p>
      <text:p text:style-name="P37"><text:span text:style-name="T1">-Lx <text:tab/><text:tab/><text:tab/>List symbol table and cross-reference</text:span></text:p>
      <text:p text:style-name="P37"><text:span text:style-name="T1">-Lc <text:tab/><text:tab/><text:tab/>Do not show object code in listing</text:span></text:p>
      <text:p text:style-name="P38"><text:span text:style-name="T1">-D&lt;name&gt; <text:tab/><text:tab/>Define label &lt;name&gt; with value of 1 (TRUE).</text:span></text:p>
      <text:p text:style-name="P37"><text:span text:style-name="T1">-D&lt;name&gt;=&lt;num&gt; <text:tab/>Define label &lt;name&gt; with value of &lt;num&gt;.</text:span></text:p>
      <text:p text:style-name="P39"/>
      <text:p text:style-name="P39"/>
      <text:list xml:id="list35405247" text:continue-numbering="true" text:style-name="Outline">
        <text:list-item>
          <text:list>
            <text:list-item>
              <text:h text:style-name="P17" text:outline-level="2">Examples</text:h>
            </text:list-item>
          </text:list>
        </text:list-item>
      </text:list>
      <text:p text:style-name="P19"><text:span text:style-name="T1">To assemble a file named </text:span><text:span text:style-name="T19">micro.src </text:span><text:span text:style-name="T1">containing a .use statement for a table file, the following command lines could be used:</text:span></text:p>
      <text:p text:style-name="P21"/>
      <text:p text:style-name="P19"><text:span text:style-name="T19"><text:tab/>mic micro;</text:span></text:p>
      <text:p text:style-name="P27"/>
      <text:p text:style-name="P21">assembles program with no listing or binary file. Errors are listed on the terminal.</text:p>
      <text:p text:style-name="P21"/>
      <text:p text:style-name="P19"><text:span text:style-name="T1"><text:tab/></text:span><text:span text:style-name="T19">mic micro micro micro</text:span></text:p>
      <text:p text:style-name="P21"/>
      <text:p text:style-name="P19"><text:span text:style-name="T1">assembles program as above but also creates a binary file named micro.bin and a listing file named </text:span><text:span text:style-name="T19">micro.lst</text:span><text:span text:style-name="T1">.</text:span></text:p>
      <text:p text:style-name="P21"/>
      <text:p text:style-name="P19"><text:span text:style-name="T19"><text:tab/>mic/Ly micro micro micro special</text:span></text:p>
      <text:p text:style-name="P21"/>
      <text:p text:style-name="P19"><text:span text:style-name="T1">assembles program above but uses table file named </text:span><text:span text:style-name="T19">special.tbl</text:span><text:span text:style-name="T1"> instead of looking in </text:span><text:span text:style-name="T19">micro.src</text:span><text:span text:style-name="T1"> for a </text:span><text:span text:style-name="T19">.use</text:span><text:span text:style-name="T1"> statement. It also prints a symbol table at the end of the listfile.</text:span></text:p>
      <text:p text:style-name="P21"/>
      <text:p text:style-name="P19"><text:span text:style-name="T19"><text:tab/>mic/Lu micro micro micro special</text:span></text:p>
      <text:p text:style-name="P21"/>
      <text:p text:style-name="P21">assembles program but inhibits the listfile repeating headings</text:p>
      <text:list xml:id="list35408957" text:continue-numbering="true" text:style-name="Outline">
        <text:list-item>
          <text:h text:style-name="P10" text:outline-level="1">Appendix A - Binary File Format</text:h>
        </text:list-item>
      </text:list>
      <text:p text:style-name="P5"/>
      <text:p text:style-name="P41">/*</text:p>
      <text:p text:style-name="P40"><text:span text:style-name="T19"><text:s/>* object file format</text:span></text:p>
      <text:p text:style-name="P40"><text:span text:style-name="T19"><text:s/>*</text:span></text:p>
      <text:p text:style-name="P40"><text:span text:style-name="T19"><text:s/>* all records are 8 integers</text:span></text:p>
      <text:p text:style-name="P40"><text:span text:style-name="T19"><text:s/>* record 1 contains global control information</text:span></text:p>
      <text:p text:style-name="P40"><text:span text:style-name="T19"><text:s/>* word usage</text:span></text:p>
      <text:p text:style-name="P40"><text:span text:style-name="T19"><text:s/>* 1 total # of records in file incl control records</text:span></text:p>
      <text:p text:style-name="P40"><text:span text:style-name="T19"><text:s/>* 2 # of subfiles (1 subfile per memory even if empty)</text:span></text:p>
      <text:p text:style-name="P40"><text:span text:style-name="T19"><text:s/>* 3 maximum memory word size</text:span></text:p>
      <text:p text:style-name="P40"><text:span text:style-name="T19"><text:s/>* 4-8 reserved</text:span></text:p>
      <text:p text:style-name="P40"><text:span text:style-name="T19"><text:s/>*</text:span></text:p>
      <text:p text:style-name="P40"><text:span text:style-name="T19"><text:s/>* records 2-n contain control information for each memory</text:span></text:p>
      <text:p text:style-name="P40"><text:span text:style-name="T19"><text:s/>* one record per memory</text:span></text:p>
      <text:p text:style-name="P40"><text:span text:style-name="T19"><text:s/>* word usage</text:span></text:p>
      <text:p text:style-name="P40"><text:span text:style-name="T19"><text:s/>* 1 number of object records</text:span></text:p>
      <text:p text:style-name="P40"><text:span text:style-name="T19"><text:s/>* 2 memory base address</text:span></text:p>
      <text:p text:style-name="P40"><text:span text:style-name="T19"><text:s/>* 3 memory width</text:span></text:p>
      <text:p text:style-name="P40"><text:span text:style-name="T19"><text:s/>* 4 record number of first object records</text:span></text:p>
      <text:p text:style-name="P40"><text:span text:style-name="T19"><text:s/>* 5-8 reserved</text:span></text:p>
      <text:p text:style-name="P40"><text:span text:style-name="T19"><text:s/>*</text:span></text:p>
      <text:p text:style-name="P40"><text:span text:style-name="T19"><text:s/>* records n+1 on contain object code in memory order</text:span></text:p>
      <text:p text:style-name="P40"><text:span text:style-name="T19"><text:s/>* byte usage</text:span></text:p>
      <text:p text:style-name="P40"><text:span text:style-name="T19"><text:s/>* 1 flags (bit 0 = loc used)</text:span></text:p>
      <text:p text:style-name="P40"><text:span text:style-name="T19"><text:s/>* 2-8 object code left justified</text:span></text:p>
      <text:p text:style-name="P42"><text:span text:style-name="T19"><text:s/>*/</text:span></text:p>
      <text:p text:style-name="P42"/>
      <text:list xml:id="list35413681" text:continue-numbering="true" text:style-name="Outline">
        <text:list-item>
          <text:h text:style-name="P10" text:outline-level="1">Appendix B - Assembler Directives</text:h>
        </text:list-item>
      </text:list>
      <text:p text:style-name="P19"><text:span text:style-name="T1">The following directives are made available by the Assembler, rather than being defined in the Proc Deck:</text:span></text:p>
      <text:p text:style-name="P21"/>
      <text:p text:style-name="P19"><text:span text:style-name="T8">.org </text:span><text:span text:style-name="T12">&lt;expression&gt;</text:span></text:p>
      <text:p text:style-name="P25"/>
      <text:p text:style-name="P21">Set the Program Counter (origin) to the value of the expression.</text:p>
      <text:p text:style-name="P26"/>
      <text:p text:style-name="P19"><text:span text:style-name="T8">.equ </text:span><text:span text:style-name="T12">&lt;label&gt; [=] &lt;expression&gt; </text:span><text:span text:style-name="T1">or</text:span></text:p>
      <text:p text:style-name="P19"><text:span text:style-name="T12">&lt;label&gt; </text:span><text:span text:style-name="T8">.equ </text:span><text:span text:style-name="T12">&lt;expression&gt;</text:span></text:p>
      <text:p text:style-name="P25"/>
      <text:p text:style-name="P19"><text:span text:style-name="T1">Set the value of &lt;label&gt; to be &lt;expression&gt;. A label may be given a value with only one .equ in a program.</text:span></text:p>
      <text:p text:style-name="P26"/>
      <text:p text:style-name="P19"><text:span text:style-name="T8">.set </text:span><text:span text:style-name="T12">&lt;label&gt; [=] &lt;expression&gt; </text:span><text:span text:style-name="T1">or</text:span></text:p>
      <text:p text:style-name="P19"><text:span text:style-name="T12">&lt;label&gt; </text:span><text:span text:style-name="T8">.set </text:span><text:span text:style-name="T12">&lt;expression&gt;</text:span></text:p>
      <text:p text:style-name="P25"/>
      <text:p text:style-name="P19"><text:span text:style-name="T1">Set the value of &lt;label&gt; to be &lt;expression&gt;. The value of a label which was .set can be changed with other .set statements.</text:span></text:p>
      <text:p text:style-name="P21"/>
      <text:p text:style-name="P26">.end</text:p>
      <text:p text:style-name="P26"/>
      <text:p text:style-name="P19"><text:span text:style-name="T1">must appear as the last line of the source program.</text:span></text:p>
      <text:p text:style-name="P26"/>
      <text:p text:style-name="P26">.page</text:p>
      <text:p text:style-name="P21"/>
      <text:p text:style-name="P19"><text:span text:style-name="T1">will cause a page break in the listing file.</text:span></text:p>
      <text:p text:style-name="P26"/>
      <text:p text:style-name="P19"><text:span text:style-name="T8">.title </text:span><text:span text:style-name="T1">"</text:span><text:span text:style-name="T12">&lt;title&gt;</text:span><text:span text:style-name="T1">"</text:span></text:p>
      <text:p text:style-name="P21"/>
      <text:p text:style-name="P19"><text:span text:style-name="T1">specifies the text to be used in the header at the top of each page of the listing file. Any number of .title directives may appear in a source program. The first page will use the text of the last .title directive processed in the Assembler's first pass.</text:span></text:p>
      <text:p text:style-name="P26"/>
      <text:p text:style-name="P19"><text:span text:style-name="T8">.subttl </text:span><text:span text:style-name="T1">"</text:span><text:span text:style-name="T12">&lt;subtitle&gt;</text:span><text:span text:style-name="T1">"</text:span></text:p>
      <text:p text:style-name="P21"/>
      <text:p text:style-name="P19"><text:span text:style-name="T1">specifies the text to be used in the second line of the header at the top of each page of the listing file. Any number of .subttl directives may appear in a source program.</text:span></text:p>
      <text:p text:style-name="P26"/>
      <text:p text:style-name="P19"><text:span text:style-name="T8">.use </text:span><text:span text:style-name="T1">"</text:span><text:span text:style-name="T12">&lt;filespec&gt;</text:span><text:span text:style-name="T1">"</text:span></text:p>
      <text:p text:style-name="P21"/>
      <text:p text:style-name="P19"><text:span text:style-name="T1">provides the filename of the tablefile to be used for this assembly. .use must appear within the first 25 lines of the sourcefile. The default file extension is ".TBL".</text:span></text:p>
      <text:p text:style-name="P26"/>
      <text:p text:style-name="P19"><text:span text:style-name="T8">.memory </text:span><text:span text:style-name="T12">&lt;memory name&gt;</text:span></text:p>
      <text:p text:style-name="P21"/>
      <text:p text:style-name="P19"><text:span text:style-name="T1">selects the memory to be used for the following object code.</text:span></text:p>
      <text:p text:style-name="P19"><text:span text:style-name="T12">[&lt;label&gt;] </text:span><text:span text:style-name="T8">.space </text:span><text:span text:style-name="T12">&lt;expression&gt; </text:span><text:span text:style-name="T1">or</text:span></text:p>
      <text:p text:style-name="P19"><text:span text:style-name="T12">[&lt;label&gt;] </text:span><text:span text:style-name="T8">.block </text:span><text:span text:style-name="T12">&lt;expression&gt;</text:span></text:p>
      <text:p text:style-name="P25"/>
      <text:p text:style-name="P19"><text:soft-page-break/><text:span text:style-name="T1">reserves the specified number of words by adding the value of the expression to the program counter. An optional label is set equal to the value of the program counter before the expression is added.</text:span></text:p>
      <text:p text:style-name="P21"/>
      <text:p text:style-name="P19"><text:span text:style-name="T12">[&lt;label&gt;] </text:span><text:span text:style-name="T8">.data </text:span><text:span text:style-name="T12">&lt;datum&gt; [, ... &lt;datum&gt;]</text:span></text:p>
      <text:p text:style-name="P25"/>
      <text:p text:style-name="P19"><text:span text:style-name="T1">where datum is either &lt;expression&gt; or "&lt;string&gt;" Writes one object word for each datum in the directive. If the statement is labeled, the label is set equal to the value of the location (program counter) of the first such word.</text:span></text:p>
      <text:p text:style-name="P21"/>
      <text:p text:style-name="P19"><text:span text:style-name="T8">.if </text:span><text:span text:style-name="T12">&lt;expression&gt; </text:span></text:p>
      <text:p text:style-name="P25"/>
      <text:p text:style-name="P19"><text:span text:style-name="T1">the statements between this directive and the next .else or .endif are assembled (acted upon) only if the value of &lt;expression&gt; is non-zero (true).</text:span></text:p>
      <text:p text:style-name="P21"/>
      <text:p text:style-name="P26">.else</text:p>
      <text:p text:style-name="P26"/>
      <text:p text:style-name="P19"><text:span text:style-name="T1">this directive must follow (at any distance) an .if statement, with no intervening .endif statements. The statements following this .else directive and the next .endif are assembled (acted upon) only if the value of the previous .if expression was zero (false).</text:span></text:p>
      <text:p text:style-name="P21"/>
      <text:p text:style-name="P19"><text:span text:style-name="T8">.endif </text:span></text:p>
      <text:p text:style-name="P26"/>
      <text:p text:style-name="P19"><text:span text:style-name="T1">this directive ends the statements affected by an .if or .else statement.</text:span></text:p>
      <text:p text:style-name="P21"/>
      <text:p text:style-name="P19"><text:span text:style-name="T8">.ifdef </text:span><text:span text:style-name="T12">&lt;label&gt;</text:span></text:p>
      <text:p text:style-name="P25"/>
      <text:p text:style-name="P19"><text:span text:style-name="T1">the statements between this directive and the next .else or .endif are assembler only if &lt;label&gt; has been defined. This directive is particularly useful for conditional assemblies based on the presence or absence of a "-D" switch in the command line.</text:span></text:p>
      <text:p text:style-name="P21"/>
      <text:p text:style-name="P19"><text:span text:style-name="T8">.ifndef </text:span><text:span text:style-name="T12">&lt;label&gt;</text:span></text:p>
      <text:p text:style-name="P25"/>
      <text:p text:style-name="P19"><text:span text:style-name="T1">like .ifdef except the statements are assembler only if &lt;label&gt; has not been defined.</text:span></text:p>
      <text:p text:style-name="P21"/>
      <text:p text:style-name="P19"><text:span text:style-name="T8">.repeat </text:span><text:span text:style-name="T12">&lt;expression&gt;</text:span></text:p>
      <text:p text:style-name="P25"/>
      <text:p text:style-name="P19"><text:span text:style-name="T1">the block of statements between this directive and the next .endrep statement will be assembled &lt;expression&gt; times. The value of &lt;expression&gt; must be positive; a value of zero will cause the block to not be assembled at all.</text:span></text:p>
      <text:p text:style-name="P21"/>
      <text:p text:style-name="P26"/>
      <text:p text:style-name="P26">.endrep</text:p>
      <text:p text:style-name="P26"/>
      <text:p text:style-name="P19"><text:span text:style-name="T1">this directives delimits the end of a repeat block.</text:span></text:p>
      <text:p text:style-name="P21"/>
      <text:p text:style-name="P19"><text:soft-page-break/><text:span text:style-name="T8">.include </text:span><text:span text:style-name="T1">"</text:span><text:span text:style-name="T12">&lt;filespec&gt;</text:span><text:span text:style-name="T1">"</text:span></text:p>
      <text:p text:style-name="P21"/>
      <text:p text:style-name="P19"><text:span text:style-name="T1">the .include directive causes the specified file to be assembled just as if it had appeared in the source file at the place of the .include statement. If no file extension appears in the filespec, ".SRC" will be used by default. .include directives may be nested (up to four levels).</text:span></text:p>
      <text:p text:style-name="P21"/>
      <text:p text:style-name="P19"><text:span text:style-name="T8">.align </text:span><text:span text:style-name="T12">&lt;expression&gt;</text:span></text:p>
      <text:p text:style-name="P25"/>
      <text:p text:style-name="P19"><text:span text:style-name="T1">this directive causes the program counter to be aligned on the specified boundary. This is done by incrementing the program counter by the least value necessary to make it a multiple of the specified value. If the program counter is already on the boundary, this statement has no effect.</text:span></text:p>
      <text:p text:style-name="P21"/>
      <text:p text:style-name="P19"><text:span text:style-name="T8">.radix </text:span><text:span text:style-name="T12">&lt;number&gt;</text:span></text:p>
      <text:p text:style-name="P25"/>
      <text:p text:style-name="P19"><text:span text:style-name="T1">the .radix directive causes numeric values in the following source statements and directives to be interpreted using the specified base. The &lt;number&gt; in the .radix directive is always a decimal number and must be one of 8, 10, or 16. At the start of assembly a decimal radix is the default.</text:span></text:p>
      <text:p text:style-name="P21"/>
      <text:p text:style-name="P19"><text:span text:style-name="T8">.fill </text:span><text:span text:style-name="T12">&lt;fill list&gt;</text:span></text:p>
      <text:p text:style-name="P25"/>
      <text:p text:style-name="P19"><text:span text:style-name="T1">the .fill directive specifies the value to be used as the default for absent words in the object file. The initial fill value is zero. The &lt;fill list&gt; is a list of byte values, separated by commas, starting with the high-order byte. If fewer bytes are specified than the word size requires, the remaining values will be zero.</text:span></text:p>
      <text:p text:style-name="P21"/>
      <text:p text:style-name="P19"><text:span text:style-name="T8">.option </text:span><text:span text:style-name="T12">&lt;option&gt;</text:span></text:p>
      <text:p text:style-name="P25"/>
      <text:p text:style-name="P19"><text:span text:style-name="T1">There are two options. To set the spacing between lines use .option spacing=#, where # is 0 to suppress the listing, 1 for single spacing, 2 for double spacing, etc. The number of lines on each page of the listing can be set with the directive .option lines=#, where # is the number of lines per page.</text:span></text:p>
      <text:p text:style-name="Text_20_body"/>
      <text:p text:style-name="Text_20_body"><text:span text:style-name="Heading_20_1_20_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ahoma1" svg:font-family="Tahoma"/>
    <style:font-face style:name="Trebuchet MS" svg:font-family="'Trebuchet MS'"/>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2" svg:font-family="Tahoma" style:font-family-generic="swiss" style:font-pitch="variable"/>
    <style:font-face style:name="Trebuchet MS1"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rebuchet MS"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1.9374in" fo:margin-right="0in" fo:line-height="125%" fo:text-align="justify" style:justify-single-word="false" fo:orphans="0" fo:widows="0" fo:text-indent="0in" style:auto-text-indent="false" style:text-autospace="none">
        <style:tab-stops>
          <style:tab-stop style:position="0.1417in"/>
        </style:tab-stops>
      </style:paragraph-properties>
      <style:text-properties style:font-name="Trebuchet MS1" fo:font-size="10pt" style:font-size-asian="10pt"/>
    </style:style>
    <style:style style:name="List" style:family="paragraph" style:parent-style-name="Text_20_body" style:class="list">
      <style:text-properties style:font-name="Trebuchet MS" style:font-name-complex="Tahoma1"/>
    </style:style>
    <style:style style:name="Caption" style:family="paragraph" style:parent-style-name="Standard" style:next-style-name="Standard" style:class="extra">
      <style:paragraph-properties fo:margin-top="0.0835in" fo:margin-bottom="0in" fo:text-align="end" style:justify-single-word="false" fo:keep-with-next="always"/>
      <style:text-properties style:font-name="Trebuchet MS1"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name-complex="Tahoma1"/>
    </style:style>
    <style:style style:name="Heading_20_1" style:display-name="Heading 1" style:family="paragraph" style:parent-style-name="Standard" style:next-style-name="Text_20_body" style:default-outline-level="1" style:list-style-name="Outline" style:class="text">
      <style:paragraph-properties fo:margin-left="0in" fo:margin-right="0in" fo:orphans="0" fo:widows="0" fo:text-indent="0in" style:auto-text-indent="false" fo:keep-with-next="always" style:text-autospace="none">
        <style:tab-stops>
          <style:tab-stop style:position="0in"/>
        </style:tab-stops>
      </style:paragraph-properties>
      <style:text-properties style:font-name="Trebuchet MS1" fo:font-size="10pt" fo:font-weight="bold" style:font-size-asian="10pt" style:font-weight-asian="bold"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5in" fo:margin-right="0in" fo:text-align="justify" style:justify-single-word="false" fo:orphans="0" fo:widows="0" fo:text-indent="-0.5in" style:auto-text-indent="false" fo:keep-with-next="always" style:text-autospace="none">
        <style:tab-stops>
          <style:tab-stop style:position="0in"/>
          <style:tab-stop style:position="0.5in"/>
        </style:tab-stops>
      </style:paragraph-properties>
      <style:text-properties style:font-name="Trebuchet MS1" fo:font-size="10pt" fo:font-weight="bold" style:font-size-asian="10pt" style:font-weight-asian="bold" style:font-weight-complex="bold"/>
    </style:style>
    <style:style style:name="Heading_20_3" style:display-name="Heading 3" style:family="paragraph" style:parent-style-name="Standard" style:next-style-name="Standard" style:default-outline-level="3" style:list-style-name="Outline" style:class="text">
      <style:paragraph-properties fo:text-align="justify" style:justify-single-word="false" fo:orphans="0" fo:widows="0" fo:keep-with-next="always" style:text-autospace="none">
        <style:tab-stops>
          <style:tab-stop style:position="0.1417in"/>
          <style:tab-stop style:position="1.9374in"/>
        </style:tab-stops>
      </style:paragraph-properties>
      <style:text-properties style:font-name="Trebuchet MS1" fo:font-size="10pt" fo:font-weight="bold" style:font-size-asian="10pt" style:font-weight-asian="bold" style:font-weight-complex="bold"/>
    </style:style>
    <style:style style:name="Heading_20_4" style:display-name="Heading 4" style:family="paragraph" style:parent-style-name="Heading_20_3" style:next-style-name="Heading_20_3" style:default-outline-level="4" style:list-style-name="Outline" style:class="text">
      <style:paragraph-properties fo:text-align="start" style:justify-single-word="false">
        <style:tab-stops>
          <style:tab-stop style:position="0.1417in"/>
          <style:tab-stop style:position="0.8071in"/>
          <style:tab-stop style:position="1.9374in"/>
          <style:tab-stop style:position="6.7555in" style:type="right"/>
        </style:tab-stops>
      </style:paragraph-properties>
      <style:text-properties style:font-weight-complex="normal"/>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style:text-properties style:font-name="Trebuchet MS1" fo:font-size="10pt" fo:font-weight="bold" style:font-size-asian="10pt" style:font-weight-asian="bold" style:font-size-complex="13pt" style:font-weight-complex="bold"/>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Comic Sans MS" fo:font-weight="bold" style:font-weight-asian="bold"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2" style:display-name="Body Text 2" style:family="paragraph" style:parent-style-name="Standard">
      <style:text-properties style:font-name="Comic Sans MS" fo:font-size="10pt" style:font-size-asian="10pt"/>
    </style:style>
    <style:style style:name="Body_20_Text_20_3" style:display-name="Body Text 3" style:family="paragraph" style:parent-style-name="Standard">
      <style:paragraph-properties fo:line-height="0.1807in" fo:orphans="0" fo:widows="0" style:text-autospace="none">
        <style:tab-stops>
          <style:tab-stop style:position="1.9374in"/>
        </style:tab-stops>
      </style:paragraph-properties>
      <style:text-properties style:font-name="Trebuchet MS1" fo:font-size="8pt" style:font-size-asian="8pt"/>
    </style:style>
    <style:style style:name="Text_20_body_20_indent" style:display-name="Text body indent" style:family="paragraph" style:parent-style-name="Standard" style:class="text">
      <style:paragraph-properties fo:margin-left="2in" fo:margin-right="0in" fo:orphans="0" fo:widows="0" fo:text-indent="0in" style:auto-text-indent="false" style:text-autospace="none">
        <style:tab-stops>
          <style:tab-stop style:position="1.4917in" style:type="char" style:char="."/>
          <style:tab-stop style:position="1.7161in"/>
          <style:tab-stop style:position="2in"/>
          <style:tab-stop style:position="2.7201in"/>
          <style:tab-stop style:position="3.2161in"/>
        </style:tab-stops>
      </style:paragraph-properties>
      <style:text-properties style:font-name="Comic Sans MS" fo:font-size="10pt" style:font-size-asian="10pt"/>
    </style:style>
    <style:style style:name="Body_20_Text_20_Indent_20_2" style:display-name="Body Text Indent 2" style:family="paragraph" style:parent-style-name="Standard">
      <style:paragraph-properties fo:margin-left="1.9374in" fo:margin-right="0in" fo:text-align="justify" style:justify-single-word="false" fo:orphans="0" fo:widows="0" fo:text-indent="0in" style:auto-text-indent="false" style:text-autospace="none">
        <style:tab-stops>
          <style:tab-stop style:position="1.4563in"/>
          <style:tab-stop style:position="2.2362in"/>
        </style:tab-stops>
      </style:paragraph-properties>
      <style:text-properties style:font-name="Comic Sans MS" fo:font-size="10pt" style:font-size-asian="10pt"/>
    </style:style>
    <style:style style:name="Body_20_Text_20_Indent_20_3" style:display-name="Body Text Indent 3" style:family="paragraph" style:parent-style-name="Standard">
      <style:paragraph-properties fo:margin-left="2.2201in" fo:margin-right="0in" fo:orphans="0" fo:widows="0" fo:text-indent="-2.2201in" style:auto-text-indent="false" style:text-autospace="none">
        <style:tab-stops>
          <style:tab-stop style:position="1.4917in" style:type="char" style:char="."/>
          <style:tab-stop style:position="1.7161in"/>
          <style:tab-stop style:position="2.2201in"/>
          <style:tab-stop style:position="2.7201in"/>
          <style:tab-stop style:position="3.2161in"/>
        </style:tab-stops>
      </style:paragraph-properties>
      <style:text-properties style:font-name="Arial" fo:font-size="8pt" style:font-size-asian="8pt" style:font-name-complex="Arial"/>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ontents_20_1" style:display-name="Contents 1" style:family="paragraph" style:parent-style-name="Text_20_body" style:next-style-name="Text_20_body" style:class="index">
      <style:paragraph-properties fo:margin-left="1.5in" fo:margin-right="1in" fo:text-indent="0in" style:auto-text-indent="false">
        <style:tab-stops>
          <style:tab-stop style:position="2in"/>
          <style:tab-stop style:position="6.5in" style:type="right" style:leader-style="dotted" style:leader-text="."/>
        </style:tab-stops>
      </style:paragraph-properties>
    </style:style>
    <style:style style:name="Contents_20_2" style:display-name="Contents 2" style:family="paragraph" style:parent-style-name="Contents_20_1" style:next-style-name="Text_20_body" style:class="index"/>
    <style:style style:name="Contents_20_3" style:display-name="Contents 3" style:family="paragraph" style:parent-style-name="Standard" style:next-style-name="Standard" style:class="index">
      <style:paragraph-properties fo:margin-left="1.5in" fo:margin-right="0in" fo:text-indent="0in" style:auto-text-indent="false">
        <style:tab-stops>
          <style:tab-stop style:position="2in"/>
          <style:tab-stop style:position="6.4929in" style:type="right" style:leader-style="dotted" style:leader-text="."/>
        </style:tab-stops>
      </style:paragraph-properties>
      <style:text-properties style:font-name="Trebuchet MS1" fo:font-size="10pt" fo:language="none" fo:country="none" style:font-size-asian="10pt" style:language-asian="none" style:country-asian="none" style:font-size-complex="10pt"/>
    </style:style>
    <style:style style:name="Contents_20_4" style:display-name="Contents 4" style:family="paragraph" style:parent-style-name="Standard" style:next-style-name="Standard" style:class="index">
      <style:paragraph-properties fo:margin-left="1.5in" fo:margin-right="0in" fo:text-align="end" style:justify-single-word="false" fo:text-indent="0in" style:auto-text-indent="false" fo:keep-with-next="always">
        <style:tab-stops>
          <style:tab-stop style:position="2in"/>
          <style:tab-stop style:position="6.5in" style:type="right" style:leader-style="dotted" style:leader-text="."/>
        </style:tab-stops>
      </style:paragraph-properties>
      <style:text-properties style:font-name="Trebuchet MS1" fo:font-size="10pt" fo:language="none" fo:country="none" style:font-size-asian="10pt" style:language-asian="none" style:country-asian="none" style:font-size-complex="10pt"/>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mpany_20_Name" style:display-name="Company Name" style:family="paragraph" style:parent-style-name="Standard">
      <style:paragraph-properties fo:margin-left="0.75in" fo:margin-right="0in" style:line-height-at-least="0.1528in" fo:keep-together="always" fo:text-indent="0in" style:auto-text-indent="false" fo:keep-with-next="always" style:text-autospace="none" style:punctuation-wrap="simple" style:vertical-align="baseline"/>
      <style:text-properties fo:font-size="30pt" fo:letter-spacing="-0.0209in" style:letter-kerning="true" style:font-size-asian="30pt" style:font-size-complex="10pt"/>
    </style:style>
    <style:style style:name="Table_20_of_20_Figures" style:display-name="Table of Figures" style:family="paragraph" style:parent-style-name="Standard" style:next-style-name="Standard">
      <style:paragraph-properties fo:margin-left="1.4799in" fo:margin-right="0.9402in" fo:line-height="125%" fo:text-indent="0in" style:auto-text-indent="false">
        <style:tab-stops>
          <style:tab-stop style:position="5.5in" style:type="right" style:leader-style="dotted" style:leader-text="."/>
        </style:tab-stops>
      </style:paragraph-properties>
      <style:text-properties style:font-name="Trebuchet MS1" fo:font-size="10pt" style:font-size-asian="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Courier New"/>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style:font-name="Trebuchet MS1" fo:language="en" fo:country="US" fo:font-weight="bold" style:font-weight-asian="bold" style:font-size-complex="12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4374in" fo:text-indent="-0.25in" fo:margin-left="2.4374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9374in" fo:text-indent="-0.25in" fo:margin-left="2.9374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4374in" fo:text-indent="-0.25in" fo:margin-left="3.4374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3.9374in" fo:text-indent="-0.25in" fo:margin-left="3.9374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4.4374in" fo:text-indent="-0.25in" fo:margin-left="4.4374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4.9374in" fo:text-indent="-0.25in" fo:margin-left="4.9374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5.4374in" fo:text-indent="-0.25in" fo:margin-left="5.437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9374in" fo:text-indent="-0.25in" fo:margin-left="5.937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6.4374in" fo:text-indent="-0.25in" fo:margin-left="6.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4374in" fo:text-indent="-0.25in" fo:margin-left="2.4374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9374in" fo:text-indent="-0.25in" fo:margin-left="2.9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4374in" fo:text-indent="-0.1252in" fo:margin-left="3.4374in"/>
        </style:list-level-properties>
      </text:list-level-style-number>
      <text:list-level-style-number text:level="4" style:num-suffix="." style:num-format="1">
        <style:list-level-properties text:list-level-position-and-space-mode="label-alignment">
          <style:list-level-label-alignment text:label-followed-by="listtab" text:list-tab-stop-position="3.9374in" fo:text-indent="-0.25in" fo:margin-left="3.9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4.4374in" fo:text-indent="-0.25in" fo:margin-left="4.4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9374in" fo:text-indent="-0.1252in" fo:margin-left="4.9374in"/>
        </style:list-level-properties>
      </text:list-level-style-number>
      <text:list-level-style-number text:level="7" style:num-suffix="." style:num-format="1">
        <style:list-level-properties text:list-level-position-and-space-mode="label-alignment">
          <style:list-level-label-alignment text:label-followed-by="listtab" text:list-tab-stop-position="5.4374in" fo:text-indent="-0.25in" fo:margin-left="5.4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374in" fo:text-indent="-0.25in" fo:margin-left="5.9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4374in" fo:text-indent="-0.1252in" fo:margin-left="6.4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4374in" fo:text-indent="-0.25in" fo:margin-left="2.4374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9374in" fo:text-indent="-0.25in" fo:margin-left="2.9374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4374in" fo:text-indent="-0.25in" fo:margin-left="3.4374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3.9374in" fo:text-indent="-0.25in" fo:margin-left="3.9374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374in" fo:text-indent="-0.25in" fo:margin-left="4.4374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4.9374in" fo:text-indent="-0.25in" fo:margin-left="4.9374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5.4374in" fo:text-indent="-0.25in" fo:margin-left="5.437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5.9374in" fo:text-indent="-0.25in" fo:margin-left="5.937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6.4374in" fo:text-indent="-0.25in" fo:margin-left="6.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4374in" fo:text-indent="-0.25in" fo:margin-left="2.4374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9374in" fo:text-indent="-0.25in" fo:margin-left="2.9374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4374in" fo:text-indent="-0.25in" fo:margin-left="3.4374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3.9374in" fo:text-indent="-0.25in" fo:margin-left="3.9374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4.4374in" fo:text-indent="-0.25in" fo:margin-left="4.4374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4.9374in" fo:text-indent="-0.25in" fo:margin-left="4.9374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5.4374in" fo:text-indent="-0.25in" fo:margin-left="5.4374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5.9374in" fo:text-indent="-0.25in" fo:margin-left="5.937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6.4374in" fo:text-indent="-0.25in" fo:margin-left="6.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2.4374in" fo:text-indent="-0.25in" fo:margin-left="2.4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374in" fo:text-indent="-0.25in" fo:margin-left="2.9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4374in" fo:text-indent="-0.1252in" fo:margin-left="3.4374in"/>
        </style:list-level-properties>
      </text:list-level-style-number>
      <text:list-level-style-number text:level="4" style:num-suffix="." style:num-format="1">
        <style:list-level-properties text:list-level-position-and-space-mode="label-alignment">
          <style:list-level-label-alignment text:label-followed-by="listtab" text:list-tab-stop-position="3.9374in" fo:text-indent="-0.25in" fo:margin-left="3.9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4.4374in" fo:text-indent="-0.25in" fo:margin-left="4.4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9374in" fo:text-indent="-0.1252in" fo:margin-left="4.9374in"/>
        </style:list-level-properties>
      </text:list-level-style-number>
      <text:list-level-style-number text:level="7" style:num-suffix="." style:num-format="1">
        <style:list-level-properties text:list-level-position-and-space-mode="label-alignment">
          <style:list-level-label-alignment text:label-followed-by="listtab" text:list-tab-stop-position="5.4374in" fo:text-indent="-0.25in" fo:margin-left="5.4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374in" fo:text-indent="-0.25in" fo:margin-left="5.9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4374in" fo:text-indent="-0.1252in" fo:margin-left="6.4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7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4374in" fo:text-indent="-0.25in" fo:margin-left="2.4374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9374in" fo:text-indent="-0.25in" fo:margin-left="2.9374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4374in" fo:text-indent="-0.25in" fo:margin-left="3.4374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3.9374in" fo:text-indent="-0.25in" fo:margin-left="3.9374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4.4374in" fo:text-indent="-0.25in" fo:margin-left="4.4374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4.9374in" fo:text-indent="-0.25in" fo:margin-left="4.9374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5.4374in" fo:text-indent="-0.25in" fo:margin-left="5.437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5.9374in" fo:text-indent="-0.25in" fo:margin-left="5.937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6.4374in" fo:text-indent="-0.25in" fo:margin-left="6.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4374in" fo:text-indent="-0.25in" fo:margin-left="2.4374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9374in" fo:text-indent="-0.25in" fo:margin-left="2.9374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4374in" fo:text-indent="-0.25in" fo:margin-left="3.4374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3.9374in" fo:text-indent="-0.25in" fo:margin-left="3.9374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374in" fo:text-indent="-0.25in" fo:margin-left="4.4374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4.9374in" fo:text-indent="-0.25in" fo:margin-left="4.9374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5.4374in" fo:text-indent="-0.25in" fo:margin-left="5.4374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5.9374in" fo:text-indent="-0.25in" fo:margin-left="5.937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6.4374in" fo:text-indent="-0.25in" fo:margin-left="6.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7" style:num-suffix="." style:num-format="1">
        <style:list-level-properties text:list-level-position-and-space-mode="label-alignment">
          <style:list-level-label-alignment text:label-followed-by="listtab" text:list-tab-stop-position="5.25in" fo:text-indent="-0.25in" fo:margin-left="5.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5in" fo:text-indent="-0.25in" fo:margin-left="5.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25in"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4772in" fo:text-indent="-0.25in" fo:margin-left="2.4772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9772in" fo:text-indent="-0.25in" fo:margin-left="2.9772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4772in" fo:text-indent="-0.25in" fo:margin-left="3.477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3.9772in" fo:text-indent="-0.25in" fo:margin-left="3.977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4.4772in" fo:text-indent="-0.25in" fo:margin-left="4.4772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4.9772in" fo:text-indent="-0.25in" fo:margin-left="4.9772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5.4772in" fo:text-indent="-0.25in" fo:margin-left="5.4772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5.9772in" fo:text-indent="-0.25in" fo:margin-left="5.9772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6.4772in" fo:text-indent="-0.25in" fo:margin-left="6.47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7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2.4374in" fo:text-indent="-0.25in" fo:margin-left="2.4374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2.9374in" fo:text-indent="-0.25in" fo:margin-left="2.9374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4374in" fo:text-indent="-0.25in" fo:margin-left="3.4374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3.9374in" fo:text-indent="-0.25in" fo:margin-left="3.9374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4.4374in" fo:text-indent="-0.25in" fo:margin-left="4.4374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4.9374in" fo:text-indent="-0.25in" fo:margin-left="4.9374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5.4374in" fo:text-indent="-0.25in" fo:margin-left="5.4374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5.9374in" fo:text-indent="-0.25in" fo:margin-left="5.937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6.4374in" fo:text-indent="-0.25in" fo:margin-left="6.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number text:level="2" style:num-suffix="." style:num-format="1" text:display-levels="2">
        <style:list-level-properties text:list-level-position-and-space-mode="label-alignment">
          <style:list-level-label-alignment text:label-followed-by="listtab" text:list-tab-stop-position="1.75in" fo:text-indent="-0.3in" fo:margin-left="1.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in" fo:text-indent="-0.35in" fo:margin-left="1.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in" fo:text-indent="-0.45in" fo:margin-left="2.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in" fo:text-indent="-0.55in" fo:margin-left="2.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25in" fo:text-indent="-0.65in" fo:margin-left="2.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75in" fo:text-indent="-0.75in" fo:margin-left="3.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25in" fo:text-indent="-0.85in" fo:margin-left="3.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6in" fo:text-indent="-0.25in" fo:margin-left="6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6.5in"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4374in" fo:text-indent="-0.25in" fo:margin-left="2.4374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9374in" fo:text-indent="-0.25in" fo:margin-left="2.9374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4374in" fo:text-indent="-0.25in" fo:margin-left="3.4374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3.9374in" fo:text-indent="-0.25in" fo:margin-left="3.9374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4.4374in" fo:text-indent="-0.25in" fo:margin-left="4.4374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4.9374in" fo:text-indent="-0.25in" fo:margin-left="4.9374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5.4374in" fo:text-indent="-0.25in" fo:margin-left="5.4374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5.9374in" fo:text-indent="-0.25in" fo:margin-left="5.937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6.4374in" fo:text-indent="-0.25in" fo:margin-left="6.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6in" fo:text-indent="-0.25in" fo:margin-left="6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6.5in"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number text:level="2" style:num-suffix="." style:num-format="1" text:display-levels="2">
        <style:list-level-properties text:list-level-position-and-space-mode="label-alignment">
          <style:list-level-label-alignment text:label-followed-by="listtab" text:list-tab-stop-position="2.75in" fo:text-indent="-0.3in" fo:margin-left="2.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in" fo:text-indent="-0.35in" fo:margin-left="2.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5in" fo:text-indent="-0.45in" fo:margin-left="3.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3.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25in" fo:text-indent="-0.65in" fo:margin-left="3.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75in" fo:text-indent="-0.75in" fo:margin-left="4.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25in" fo:text-indent="-0.85in" fo:margin-left="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5in"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6in" fo:text-indent="-0.25in" fo:margin-left="6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6.5in"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6in" fo:text-indent="-0.25in" fo:margin-left="6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6.5in"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2.4374in" fo:text-indent="-0.25in" fo:margin-left="2.4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374in" fo:text-indent="-0.25in" fo:margin-left="2.9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4374in" fo:text-indent="-0.1252in" fo:margin-left="3.4374in"/>
        </style:list-level-properties>
      </text:list-level-style-number>
      <text:list-level-style-number text:level="4" style:num-suffix="." style:num-format="1">
        <style:list-level-properties text:list-level-position-and-space-mode="label-alignment">
          <style:list-level-label-alignment text:label-followed-by="listtab" text:list-tab-stop-position="3.9374in" fo:text-indent="-0.25in" fo:margin-left="3.9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4.4374in" fo:text-indent="-0.25in" fo:margin-left="4.4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9374in" fo:text-indent="-0.1252in" fo:margin-left="4.9374in"/>
        </style:list-level-properties>
      </text:list-level-style-number>
      <text:list-level-style-number text:level="7" style:num-suffix="." style:num-format="1">
        <style:list-level-properties text:list-level-position-and-space-mode="label-alignment">
          <style:list-level-label-alignment text:label-followed-by="listtab" text:list-tab-stop-position="5.4374in" fo:text-indent="-0.25in" fo:margin-left="5.4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374in" fo:text-indent="-0.25in" fo:margin-left="5.9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4374in" fo:text-indent="-0.1252in" fo:margin-left="6.4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agraph-properties style:writing-mode="lr-tb"/>
    </style:style>
    <style:style style:name="MP2" style:family="paragraph" style:parent-style-name="Footer">
      <style:paragraph-properties fo:text-align="center" style:justify-single-word="false"/>
      <style:text-properties fo:color="#ff0000" style:font-name="Trebuchet MS1" fo:font-size="6pt" fo:font-style="italic" style:font-size-asian="6pt" style:font-style-asian="italic" style:font-style-complex="italic"/>
    </style:style>
    <style:style style:name="Mgr1" style:family="graphic">
      <style:graphic-properties draw:stroke="none" draw:fill="solid" draw:fill-color="#808080" draw:textarea-horizontal-align="left" draw:textarea-vertical-align="top" draw:auto-grow-height="false" fo:padding-top="0.0902in" fo:padding-bottom="0.0902in" fo:padding-left="0.1736in" fo:padding-right="0.1736in" fo:wrap-option="wrap" draw:shadow="hidden" fo:margin-left="0in" fo:margin-right="0in" style:run-through="foreground" style:vertical-pos="top" style:vertical-rel="baseline"/>
    </style:style>
    <style:page-layout style:name="Mpm1">
      <style:page-layout-properties fo:page-width="8.5in" fo:page-height="11in" style:num-format="1" style:print-orientation="portrait" fo:margin-top="1in" fo:margin-bottom="0.6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top="0.3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1in" fo:margin-bottom="0.9374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Footer"><draw:custom-shape text:anchor-type="as-char" draw:z-index="28" draw:style-name="Mgr1" draw:text-style-name="MP1" svg:width="6.5004in" svg:height="0.0213in"><text:p/><draw:enhanced-geometry svg:viewBox="0 0 21600 21600" draw:type="rectangle" draw:enhanced-path="M 0 0 L 21600 0 21600 21600 0 21600 0 0 Z N"/></draw:custom-shape></text:p>
        <text:p text:style-name="MP2"/>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2B Synchronous System Bus</dc:title>
    <dc:subject>Bus Specification</dc:subject>
    <meta:initial-creator>Roger T. Thorpe</meta:initial-creator>
    <meta:creation-date>2005-04-19T16:25:00</meta:creation-date>
    <dc:creator>Roger Thorpe</dc:creator>
    <dc:date>2010-03-16T15:30:38.43</dc:date>
    <meta:print-date>2006-10-26T11:04:00</meta:print-date>
    <meta:editing-cycles>28</meta:editing-cycles>
    <meta:editing-duration>PT23H30M00S</meta:editing-duration>
    <meta:document-statistic meta:table-count="0" meta:image-count="1" meta:object-count="0" meta:page-count="15" meta:paragraph-count="278" meta:word-count="2889" meta:character-count="17095"/>
    <meta:generator>OpenOffice.org/3.1$Win32 OpenOffice.org_project/310m19$Build-9420</meta:generator>
  </office:meta>
</office:document-meta>
</file>